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17cm" svg:stroke-color="#231f20" draw:fill="solid" draw:fill-color="#ffffff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17cm" svg:stroke-color="#231f20" draw:fill="solid" draw:fill-color="#d3d2d2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7cm" svg:stroke-color="#231f20" draw:fill="solid" draw:fill-color="#231f20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82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231f2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d3d2d2"/>
    </style:style>
    <style:style style:name="gr11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solid" draw:fill-color="#918f8f"/>
    </style:style>
    <style:style style:name="gr13" style:family="graphic" style:parent-style-name="standard">
      <style:graphic-properties draw:stroke="solid" svg:stroke-width="0.017cm" svg:stroke-color="#231f20" draw:fill="solid" draw:fill-color="#918f8f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4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91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98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7cm" svg:stroke-color="#231f20" draw:fill="none" fo:padding-top="0.035cm" fo:padding-bottom="0.035cm" fo:padding-left="0.035cm" fo:padding-right="0.035cm"/>
    </style:style>
    <style:style style:name="gr19" style:family="graphic" style:parent-style-name="standard">
      <style:graphic-properties draw:stroke="dash" svg:stroke-width="0.017cm" svg:stroke-color="#ffffff" draw:fill="none" fo:padding-top="0.008cm" fo:padding-bottom="0.008cm" fo:padding-left="0.008cm" fo:padding-right="0.008cm"/>
    </style:style>
    <style:style style:name="gr20" style:family="graphic" style:parent-style-name="standard">
      <style:graphic-properties draw:stroke="none" draw:fill="solid" draw:fill-color="#b4b3b3"/>
    </style:style>
    <style:style style:name="gr21" style:family="graphic" style:parent-style-name="standard">
      <style:graphic-properties draw:stroke="solid" svg:stroke-width="0.01cm" svg:stroke-color="#231f20" draw:fill="none" fo:padding-top="0.005cm" fo:padding-bottom="0.005cm" fo:padding-left="0.005cm" fo:padding-right="0.005cm"/>
    </style:style>
    <style:style style:name="gr22" style:family="graphic" style:parent-style-name="standard">
      <style:graphic-properties draw:stroke="dash" svg:stroke-width="0.01cm" svg:stroke-color="#231f20" draw:fill="none" fo:padding-top="0.005cm" fo:padding-bottom="0.005cm" fo:padding-left="0.005cm" fo:padding-right="0.005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3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7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99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9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15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09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2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09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15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.014cm" svg:stroke-color="#000000" draw:fill="none" fo:padding-top="0.007cm" fo:padding-bottom="0.007cm" fo:padding-left="0.007cm" fo:padding-right="0.00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2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5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7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5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2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522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26cm" svg:stroke-color="#211d1d" draw:fill="solid" draw:fill-color="#ffffff" fo:padding-top="0.013cm" fo:padding-bottom="0.013cm" fo:padding-left="0.013cm" fo:padding-right="0.013cm"/>
    </style:style>
    <style:style style:name="gr43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1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093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26cm" svg:stroke-color="#231f20" draw:fill="none" fo:padding-top="0.013cm" fo:padding-bottom="0.013cm" fo:padding-left="0.013cm" fo:padding-right="0.013cm"/>
    </style:style>
    <style:style style:name="gr48" style:family="graphic" style:parent-style-name="standard">
      <style:graphic-properties draw:stroke="solid" svg:stroke-width="0.017cm" svg:stroke-color="#918f8f" draw:fill="none" fo:padding-top="0.008cm" fo:padding-bottom="0.008cm" fo:padding-left="0.008cm" fo:padding-right="0.008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style:style style:name="T2" style:family="text">
      <style:text-properties fo:color="#ffffff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style:style style:name="T3" style:family="text">
      <style:text-properties fo:color="#000000" fo:font-family="'URW Palladio L'" fo:font-size="10pt" fo:font-weight="bold" style:font-size-asian="10pt" style:font-family-complex="'URW Palladio L'" style:font-size-complex="10pt" style:font-weight-complex="bold"/>
    </style:style>
    <style:style style:name="T4" style:family="text">
      <style:text-properties fo:color="#000000" fo:font-family="'Nimbus Mono L'" fo:font-size="10pt" style:font-size-asian="10pt" style:font-family-complex="'Nimbus Mono L'" style:font-size-complex="10pt"/>
    </style:style>
    <style:style style:name="T5" style:family="text">
      <style:text-properties fo:color="#000000" fo:font-family="'Computer Modern'" fo:font-size="10.3999996185303pt" style:font-size-asian="10.3999996185303pt" style:font-family-complex="'Computer Modern'" style:font-size-complex="10.3999996185303pt"/>
    </style:style>
    <style:style style:name="T6" style:family="text">
      <style:text-properties fo:color="#000000" fo:font-family="'Computer Modern'" fo:font-size="10.3999996185303pt" fo:font-style="italic" style:font-size-asian="10.3999996185303pt" style:font-family-complex="'Computer Modern'" style:font-size-complex="10.3999996185303pt" style:font-style-complex="italic"/>
    </style:style>
    <style:style style:name="T7" style:family="text">
      <style:text-properties fo:color="#918f8f" fo:font-family="'CMU Serif'" style:font-style-name="Roman" style:font-family-generic="roman" style:font-pitch="variable" fo:font-size="10pt" fo:font-weight="normal" style:font-size-asian="18pt" style:font-family-complex="Calib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12cm" svg:height="0cm" svg:x="2.974cm" svg:y="4.923cm" svg:viewBox="0 0 13121 0" draw:points="0,0 13121,0">
          <text:p/>
        </draw:polygon>
        <draw:line draw:style-name="gr2" draw:text-style-name="P1" draw:layer="layout" svg:x1="2.974cm" svg:y1="4.923cm" svg:x2="16.095cm" svg:y2="4.923cm">
          <text:p/>
        </draw:line>
        <draw:polygon draw:style-name="gr1" draw:text-style-name="P1" draw:layer="layout" svg:width="0.203cm" svg:height="0.142cm" svg:x="16.036cm" svg:y="4.852cm" svg:viewBox="0 0 204 143" draw:points="204,71 0,143 49,71 0,0">
          <text:p/>
        </draw:polygon>
        <draw:line draw:style-name="gr3" draw:text-style-name="P1" draw:layer="layout" svg:x1="2.974cm" svg:y1="4.923cm" svg:x2="16.095cm" svg:y2="4.923cm">
          <text:p/>
        </draw:line>
        <draw:polygon draw:style-name="gr1" draw:text-style-name="P1" draw:layer="layout" svg:width="0.1cm" svg:height="0.071cm" svg:x="16.066cm" svg:y="4.887cm" svg:viewBox="0 0 101 72" draw:points="101,36 0,72 23,36 0,0">
          <text:p/>
        </draw:polygon>
        <draw:polygon draw:style-name="gr4" draw:text-style-name="P1" draw:layer="layout" svg:width="0.77cm" svg:height="0.317cm" svg:x="13.791cm" svg:y="5.54cm" svg:viewBox="0 0 771 318" draw:points="0,318 771,318 771,0 0,0">
          <text:p/>
        </draw:polygon>
        <draw:polygon draw:style-name="gr4" draw:text-style-name="P1" draw:layer="layout" svg:width="2.057cm" svg:height="0.317cm" svg:x="2.984cm" svg:y="5.54cm" svg:viewBox="0 0 2058 318" draw:points="0,318 2058,318 2058,0 0,0">
          <text:p/>
        </draw:polygon>
        <draw:polygon draw:style-name="gr5" draw:text-style-name="P1" draw:layer="layout" svg:width="0.256cm" svg:height="0.317cm" svg:x="5.043cm" svg:y="5.54cm" svg:viewBox="0 0 257 318" draw:points="0,318 257,318 257,0 0,0">
          <text:p/>
        </draw:polygon>
        <draw:polygon draw:style-name="gr5" draw:text-style-name="P1" draw:layer="layout" svg:width="0.256cm" svg:height="0.317cm" svg:x="5.815cm" svg:y="5.54cm" svg:viewBox="0 0 257 318" draw:points="0,318 257,318 257,0 0,0">
          <text:p/>
        </draw:polygon>
        <draw:polygon draw:style-name="gr5" draw:text-style-name="P1" draw:layer="layout" svg:width="0.257cm" svg:height="0.317cm" svg:x="6.329cm" svg:y="5.54cm" svg:viewBox="0 0 258 318" draw:points="0,318 258,318 258,0 0,0">
          <text:p/>
        </draw:polygon>
        <draw:polygon draw:style-name="gr5" draw:text-style-name="P1" draw:layer="layout" svg:width="0.257cm" svg:height="0.317cm" svg:x="7.358cm" svg:y="5.54cm" svg:viewBox="0 0 258 318" draw:points="0,318 258,318 258,0 0,0">
          <text:p/>
        </draw:polygon>
        <draw:polygon draw:style-name="gr5" draw:text-style-name="P1" draw:layer="layout" svg:width="0.256cm" svg:height="0.317cm" svg:x="7.873cm" svg:y="5.54cm" svg:viewBox="0 0 257 318" draw:points="0,318 257,318 257,0 0,0">
          <text:p/>
        </draw:polygon>
        <draw:polygon draw:style-name="gr5" draw:text-style-name="P1" draw:layer="layout" svg:width="0.256cm" svg:height="0.317cm" svg:x="8.645cm" svg:y="5.54cm" svg:viewBox="0 0 257 318" draw:points="0,318 257,318 257,0 0,0">
          <text:p/>
        </draw:polygon>
        <draw:polygon draw:style-name="gr4" draw:text-style-name="P1" draw:layer="layout" svg:width="0.514cm" svg:height="0.317cm" svg:x="5.3cm" svg:y="5.54cm" svg:viewBox="0 0 515 318" draw:points="0,318 515,318 515,0 0,0">
          <text:p/>
        </draw:polygon>
        <draw:polygon draw:style-name="gr4" draw:text-style-name="P1" draw:layer="layout" svg:width="0.256cm" svg:height="0.317cm" svg:x="6.072cm" svg:y="5.54cm" svg:viewBox="0 0 257 318" draw:points="0,318 257,318 257,0 0,0">
          <text:p/>
        </draw:polygon>
        <draw:polygon draw:style-name="gr4" draw:text-style-name="P1" draw:layer="layout" svg:width="0.77cm" svg:height="0.317cm" svg:x="6.587cm" svg:y="5.54cm" svg:viewBox="0 0 771 318" draw:points="0,318 771,318 771,0 0,0">
          <text:p/>
        </draw:polygon>
        <draw:polygon draw:style-name="gr4" draw:text-style-name="P1" draw:layer="layout" svg:width="0.256cm" svg:height="0.317cm" svg:x="7.616cm" svg:y="5.54cm" svg:viewBox="0 0 257 318" draw:points="0,318 257,318 257,0 0,0">
          <text:p/>
        </draw:polygon>
        <draw:polygon draw:style-name="gr4" draw:text-style-name="P1" draw:layer="layout" svg:width="0.514cm" svg:height="0.317cm" svg:x="8.13cm" svg:y="5.54cm" svg:viewBox="0 0 515 318" draw:points="0,318 515,318 515,0 0,0">
          <text:p/>
        </draw:polygon>
        <draw:polygon draw:style-name="gr4" draw:text-style-name="P1" draw:layer="layout" svg:width="0.513cm" svg:height="0.317cm" svg:x="8.902cm" svg:y="5.54cm" svg:viewBox="0 0 514 318" draw:points="0,318 514,318 514,0 0,0">
          <text:p/>
        </draw:polygon>
        <draw:polygon draw:style-name="gr6" draw:text-style-name="P1" draw:layer="layout" svg:width="0.257cm" svg:height="0.317cm" svg:x="9.416cm" svg:y="5.54cm" svg:viewBox="0 0 258 318" draw:points="0,318 258,318 258,0 0,0">
          <text:p/>
        </draw:polygon>
        <draw:polygon draw:style-name="gr6" draw:text-style-name="P1" draw:layer="layout" svg:width="0.256cm" svg:height="0.317cm" svg:x="10.188cm" svg:y="5.54cm" svg:viewBox="0 0 257 318" draw:points="0,318 257,318 257,0 0,0">
          <text:p/>
        </draw:polygon>
        <draw:polygon draw:style-name="gr6" draw:text-style-name="P1" draw:layer="layout" svg:width="0.256cm" svg:height="0.317cm" svg:x="10.96cm" svg:y="5.54cm" svg:viewBox="0 0 257 318" draw:points="0,318 257,318 257,0 0,0">
          <text:p/>
        </draw:polygon>
        <draw:polygon draw:style-name="gr6" draw:text-style-name="P1" draw:layer="layout" svg:width="0.257cm" svg:height="0.317cm" svg:x="11.474cm" svg:y="5.54cm" svg:viewBox="0 0 258 318" draw:points="0,318 258,318 258,0 0,0">
          <text:p/>
        </draw:polygon>
        <draw:polygon draw:style-name="gr6" draw:text-style-name="P1" draw:layer="layout" svg:width="0.256cm" svg:height="0.317cm" svg:x="11.989cm" svg:y="5.54cm" svg:viewBox="0 0 257 318" draw:points="0,318 257,318 257,0 0,0">
          <text:p/>
        </draw:polygon>
        <draw:polygon draw:style-name="gr6" draw:text-style-name="P1" draw:layer="layout" svg:width="0.257cm" svg:height="0.317cm" svg:x="12.503cm" svg:y="5.54cm" svg:viewBox="0 0 258 318" draw:points="0,318 258,318 258,0 0,0">
          <text:p/>
        </draw:polygon>
        <draw:polygon draw:style-name="gr6" draw:text-style-name="P1" draw:layer="layout" svg:width="0.256cm" svg:height="0.317cm" svg:x="13.018cm" svg:y="5.54cm" svg:viewBox="0 0 257 318" draw:points="0,318 257,318 257,0 0,0">
          <text:p/>
        </draw:polygon>
        <draw:polygon draw:style-name="gr6" draw:text-style-name="P1" draw:layer="layout" svg:width="0.257cm" svg:height="0.317cm" svg:x="14.561cm" svg:y="5.54cm" svg:viewBox="0 0 258 318" draw:points="0,318 258,318 258,0 0,0">
          <text:p/>
        </draw:polygon>
        <draw:polygon draw:style-name="gr4" draw:text-style-name="P1" draw:layer="layout" svg:width="0.513cm" svg:height="0.317cm" svg:x="9.674cm" svg:y="5.54cm" svg:viewBox="0 0 514 318" draw:points="0,318 514,318 514,0 0,0">
          <text:p/>
        </draw:polygon>
        <draw:polygon draw:style-name="gr6" draw:text-style-name="P1" draw:layer="layout" svg:width="0.257cm" svg:height="0.317cm" svg:x="13.532cm" svg:y="5.54cm" svg:viewBox="0 0 258 318" draw:points="0,318 258,318 258,0 0,0">
          <text:p/>
        </draw:polygon>
        <draw:polygon draw:style-name="gr4" draw:text-style-name="P1" draw:layer="layout" svg:width="0.474cm" svg:height="0.317cm" svg:x="10.466cm" svg:y="5.54cm" svg:viewBox="0 0 475 318" draw:points="0,318 475,318 475,0 0,0">
          <text:p/>
        </draw:polygon>
        <draw:polygon draw:style-name="gr4" draw:text-style-name="P1" draw:layer="layout" svg:width="0.256cm" svg:height="0.317cm" svg:x="11.732cm" svg:y="5.54cm" svg:viewBox="0 0 257 318" draw:points="0,318 257,318 257,0 0,0">
          <text:p/>
        </draw:polygon>
        <draw:polygon draw:style-name="gr4" draw:text-style-name="P1" draw:layer="layout" svg:width="0.256cm" svg:height="0.317cm" svg:x="12.246cm" svg:y="5.54cm" svg:viewBox="0 0 257 318" draw:points="0,318 257,318 257,0 0,0">
          <text:p/>
        </draw:polygon>
        <draw:polygon draw:style-name="gr4" draw:text-style-name="P1" draw:layer="layout" svg:width="0.256cm" svg:height="0.317cm" svg:x="12.761cm" svg:y="5.54cm" svg:viewBox="0 0 257 318" draw:points="0,318 257,318 257,0 0,0">
          <text:p/>
        </draw:polygon>
        <draw:polygon draw:style-name="gr4" draw:text-style-name="P1" draw:layer="layout" svg:width="0.256cm" svg:height="0.317cm" svg:x="11.217cm" svg:y="5.54cm" svg:viewBox="0 0 257 318" draw:points="0,318 257,318 257,0 0,0">
          <text:p/>
        </draw:polygon>
        <draw:polygon draw:style-name="gr4" draw:text-style-name="P1" draw:layer="layout" svg:width="0.256cm" svg:height="0.317cm" svg:x="13.275cm" svg:y="5.54cm" svg:viewBox="0 0 257 318" draw:points="0,318 257,318 257,0 0,0">
          <text:p/>
        </draw:polygon>
        <draw:polygon draw:style-name="gr4" draw:text-style-name="P1" draw:layer="layout" svg:width="1.285cm" svg:height="0.317cm" svg:x="14.82cm" svg:y="5.54cm" svg:viewBox="0 0 1286 318" draw:points="0,318 1286,318 1286,0 0,0">
          <text:p/>
        </draw:polygon>
        <draw:frame draw:style-name="gr7" draw:text-style-name="P3" draw:layer="layout" svg:width="0.782cm" svg:height="0.42cm" svg:x="14.809cm" svg:y="4.582cm">
          <draw:text-box>
            <text:p text:style-name="P2"><text:span text:style-name="T1">time</text:span></text:p>
          </draw:text-box>
        </draw:frame>
      </draw:page>
      <draw:page draw:name="page2" draw:style-name="dp1" draw:master-page-name="Default">
        <draw:polygon draw:style-name="gr4" draw:layer="layout" svg:width="0.778cm" svg:height="0.317cm" svg:x="13.901cm" svg:y="7.089cm" svg:viewBox="0 0 779 318" draw:points="0,318 779,318 779,0 0,0">
          <text:p/>
        </draw:polygon>
        <draw:polygon draw:style-name="gr4" draw:layer="layout" svg:width="0.778cm" svg:height="0.316cm" svg:x="13.901cm" svg:y="7.407cm" svg:viewBox="0 0 779 317" draw:points="0,317 779,317 779,0 0,0">
          <text:p/>
        </draw:polygon>
        <draw:polygon draw:style-name="gr4" draw:layer="layout" svg:width="0.778cm" svg:height="0.317cm" svg:x="13.901cm" svg:y="7.724cm" svg:viewBox="0 0 779 318" draw:points="0,318 779,318 779,0 0,0">
          <text:p/>
        </draw:polygon>
        <draw:polygon draw:style-name="gr4" draw:layer="layout" svg:width="2.078cm" svg:height="0.317cm" svg:x="2.984cm" svg:y="7.089cm" svg:viewBox="0 0 2079 318" draw:points="0,318 2079,318 2079,0 0,0">
          <text:p/>
        </draw:polygon>
        <draw:polygon draw:style-name="gr4" draw:layer="layout" svg:width="2.078cm" svg:height="0.316cm" svg:x="2.984cm" svg:y="7.407cm" svg:viewBox="0 0 2079 317" draw:points="0,317 2079,317 2079,0 0,0">
          <text:p/>
        </draw:polygon>
        <draw:polygon draw:style-name="gr4" draw:layer="layout" svg:width="2.078cm" svg:height="0.317cm" svg:x="2.984cm" svg:y="7.724cm" svg:viewBox="0 0 2079 318" draw:points="0,318 2079,318 2079,0 0,0">
          <text:p/>
        </draw:polygon>
        <draw:polygon draw:style-name="gr5" draw:layer="layout" svg:width="0.259cm" svg:height="0.317cm" svg:x="5.063cm" svg:y="7.089cm" svg:viewBox="0 0 260 318" draw:points="0,318 260,318 260,0 0,0">
          <text:p/>
        </draw:polygon>
        <draw:polygon draw:style-name="gr5" draw:layer="layout" svg:width="0.259cm" svg:height="0.317cm" svg:x="5.843cm" svg:y="7.089cm" svg:viewBox="0 0 260 318" draw:points="0,318 260,318 260,0 0,0">
          <text:p/>
        </draw:polygon>
        <draw:polygon draw:style-name="gr5" draw:layer="layout" svg:width="0.26cm" svg:height="0.317cm" svg:x="6.363cm" svg:y="7.089cm" svg:viewBox="0 0 261 318" draw:points="0,318 261,318 261,0 0,0">
          <text:p/>
        </draw:polygon>
        <draw:polygon draw:style-name="gr5" draw:layer="layout" svg:width="0.26cm" svg:height="0.317cm" svg:x="7.402cm" svg:y="7.089cm" svg:viewBox="0 0 261 318" draw:points="0,318 261,318 261,0 0,0">
          <text:p/>
        </draw:polygon>
        <draw:polygon draw:style-name="gr5" draw:layer="layout" svg:width="0.259cm" svg:height="0.317cm" svg:x="7.923cm" svg:y="7.089cm" svg:viewBox="0 0 260 318" draw:points="0,318 260,318 260,0 0,0">
          <text:p/>
        </draw:polygon>
        <draw:polygon draw:style-name="gr5" draw:layer="layout" svg:width="0.259cm" svg:height="0.317cm" svg:x="8.703cm" svg:y="7.089cm" svg:viewBox="0 0 260 318" draw:points="0,318 260,318 260,0 0,0">
          <text:p/>
        </draw:polygon>
        <draw:polygon draw:style-name="gr4" draw:layer="layout" svg:width="0.519cm" svg:height="0.317cm" svg:x="5.323cm" svg:y="7.089cm" svg:viewBox="0 0 520 318" draw:points="0,318 520,318 520,0 0,0">
          <text:p/>
        </draw:polygon>
        <draw:polygon draw:style-name="gr4" draw:layer="layout" svg:width="0.259cm" svg:height="0.317cm" svg:x="6.103cm" svg:y="7.089cm" svg:viewBox="0 0 260 318" draw:points="0,318 260,318 260,0 0,0">
          <text:p/>
        </draw:polygon>
        <draw:polygon draw:style-name="gr4" draw:layer="layout" svg:width="0.778cm" svg:height="0.317cm" svg:x="6.623cm" svg:y="7.089cm" svg:viewBox="0 0 779 318" draw:points="0,318 779,318 779,0 0,0">
          <text:p/>
        </draw:polygon>
        <draw:polygon draw:style-name="gr4" draw:layer="layout" svg:width="0.259cm" svg:height="0.317cm" svg:x="7.663cm" svg:y="7.089cm" svg:viewBox="0 0 260 318" draw:points="0,318 260,318 260,0 0,0">
          <text:p/>
        </draw:polygon>
        <draw:polygon draw:style-name="gr4" draw:layer="layout" svg:width="0.519cm" svg:height="0.317cm" svg:x="8.182cm" svg:y="7.089cm" svg:viewBox="0 0 520 318" draw:points="0,318 520,318 520,0 0,0">
          <text:p/>
        </draw:polygon>
        <draw:polygon draw:style-name="gr4" draw:layer="layout" svg:width="0.518cm" svg:height="0.317cm" svg:x="9.742cm" svg:y="7.089cm" svg:viewBox="0 0 519 318" draw:points="0,318 519,318 519,0 0,0">
          <text:p/>
        </draw:polygon>
        <draw:line draw:style-name="gr8" draw:layer="layout" svg:x1="5.063cm" svg:y1="6.93cm" svg:x2="5.063cm" svg:y2="8.2cm">
          <text:p/>
        </draw:line>
        <draw:polygon draw:style-name="gr6" draw:layer="layout" svg:width="0.26cm" svg:height="0.317cm" svg:x="9.482cm" svg:y="7.089cm" svg:viewBox="0 0 261 318" draw:points="0,318 261,318 261,0 0,0">
          <text:p/>
        </draw:polygon>
        <draw:polygon draw:style-name="gr6" draw:layer="layout" svg:width="0.259cm" svg:height="0.317cm" svg:x="10.262cm" svg:y="7.089cm" svg:viewBox="0 0 260 318" draw:points="0,318 260,318 260,0 0,0">
          <text:p/>
        </draw:polygon>
        <draw:polygon draw:style-name="gr6" draw:layer="layout" svg:width="0.259cm" svg:height="0.317cm" svg:x="11.042cm" svg:y="7.089cm" svg:viewBox="0 0 260 318" draw:points="0,318 260,318 260,0 0,0">
          <text:p/>
        </draw:polygon>
        <draw:polygon draw:style-name="gr6" draw:layer="layout" svg:width="0.26cm" svg:height="0.317cm" svg:x="11.561cm" svg:y="7.089cm" svg:viewBox="0 0 261 318" draw:points="0,318 261,318 261,0 0,0">
          <text:p/>
        </draw:polygon>
        <draw:polygon draw:style-name="gr6" draw:layer="layout" svg:width="0.259cm" svg:height="0.317cm" svg:x="12.081cm" svg:y="7.089cm" svg:viewBox="0 0 260 318" draw:points="0,318 260,318 260,0 0,0">
          <text:p/>
        </draw:polygon>
        <draw:polygon draw:style-name="gr6" draw:layer="layout" svg:width="0.26cm" svg:height="0.317cm" svg:x="12.601cm" svg:y="7.089cm" svg:viewBox="0 0 261 318" draw:points="0,318 261,318 261,0 0,0">
          <text:p/>
        </draw:polygon>
        <draw:polygon draw:style-name="gr6" draw:layer="layout" svg:width="0.259cm" svg:height="0.317cm" svg:x="13.121cm" svg:y="7.089cm" svg:viewBox="0 0 260 318" draw:points="0,318 260,318 260,0 0,0">
          <text:p/>
        </draw:polygon>
        <draw:polygon draw:style-name="gr6" draw:layer="layout" svg:width="0.26cm" svg:height="0.317cm" svg:x="14.68cm" svg:y="7.089cm" svg:viewBox="0 0 261 318" draw:points="0,318 261,318 261,0 0,0">
          <text:p/>
        </draw:polygon>
        <draw:polygon draw:style-name="gr4" draw:layer="layout" svg:width="0.519cm" svg:height="0.316cm" svg:x="5.323cm" svg:y="7.407cm" svg:viewBox="0 0 520 317" draw:points="0,317 520,317 520,0 0,0">
          <text:p/>
        </draw:polygon>
        <draw:polygon draw:style-name="gr4" draw:layer="layout" svg:width="0.519cm" svg:height="0.317cm" svg:x="5.323cm" svg:y="7.724cm" svg:viewBox="0 0 520 318" draw:points="0,318 520,318 520,0 0,0">
          <text:p/>
        </draw:polygon>
        <draw:polygon draw:style-name="gr4" draw:layer="layout" svg:width="0.259cm" svg:height="0.316cm" svg:x="6.103cm" svg:y="7.407cm" svg:viewBox="0 0 260 317" draw:points="0,317 260,317 260,0 0,0">
          <text:p/>
        </draw:polygon>
        <draw:polygon draw:style-name="gr4" draw:layer="layout" svg:width="0.259cm" svg:height="0.317cm" svg:x="6.103cm" svg:y="7.724cm" svg:viewBox="0 0 260 318" draw:points="0,318 260,318 260,0 0,0">
          <text:p/>
        </draw:polygon>
        <draw:polygon draw:style-name="gr4" draw:layer="layout" svg:width="0.778cm" svg:height="0.316cm" svg:x="6.623cm" svg:y="7.407cm" svg:viewBox="0 0 779 317" draw:points="0,317 779,317 779,0 0,0">
          <text:p/>
        </draw:polygon>
        <draw:polygon draw:style-name="gr4" draw:layer="layout" svg:width="0.778cm" svg:height="0.317cm" svg:x="6.623cm" svg:y="7.724cm" svg:viewBox="0 0 779 318" draw:points="0,318 779,318 779,0 0,0">
          <text:p/>
        </draw:polygon>
        <draw:polygon draw:style-name="gr4" draw:layer="layout" svg:width="0.259cm" svg:height="0.316cm" svg:x="7.663cm" svg:y="7.407cm" svg:viewBox="0 0 260 317" draw:points="0,317 260,317 260,0 0,0">
          <text:p/>
        </draw:polygon>
        <draw:polygon draw:style-name="gr4" draw:layer="layout" svg:width="0.259cm" svg:height="0.317cm" svg:x="7.663cm" svg:y="7.724cm" svg:viewBox="0 0 260 318" draw:points="0,318 260,318 260,0 0,0">
          <text:p/>
        </draw:polygon>
        <draw:polygon draw:style-name="gr4" draw:layer="layout" svg:width="0.519cm" svg:height="0.316cm" svg:x="8.182cm" svg:y="7.407cm" svg:viewBox="0 0 520 317" draw:points="0,317 520,317 520,0 0,0">
          <text:p/>
        </draw:polygon>
        <draw:polygon draw:style-name="gr4" draw:layer="layout" svg:width="0.519cm" svg:height="0.317cm" svg:x="8.182cm" svg:y="7.724cm" svg:viewBox="0 0 520 318" draw:points="0,318 520,318 520,0 0,0">
          <text:p/>
        </draw:polygon>
        <draw:polygon draw:style-name="gr4" draw:layer="layout" svg:width="0.518cm" svg:height="0.316cm" svg:x="9.742cm" svg:y="7.407cm" svg:viewBox="0 0 519 317" draw:points="0,317 519,317 519,0 0,0">
          <text:p/>
        </draw:polygon>
        <draw:polygon draw:style-name="gr4" draw:layer="layout" svg:width="0.518cm" svg:height="0.317cm" svg:x="9.742cm" svg:y="7.724cm" svg:viewBox="0 0 519 318" draw:points="0,318 519,318 519,0 0,0">
          <text:p/>
        </draw:polygon>
        <draw:line draw:style-name="gr8" draw:layer="layout" svg:x1="9.482cm" svg:y1="6.93cm" svg:x2="9.482cm" svg:y2="8.2cm">
          <text:p/>
        </draw:line>
        <draw:polygon draw:style-name="gr4" draw:layer="layout" svg:width="0.519cm" svg:height="0.317cm" svg:x="10.521cm" svg:y="7.089cm" svg:viewBox="0 0 520 318" draw:points="0,318 520,318 520,0 0,0">
          <text:p/>
        </draw:polygon>
        <draw:polygon draw:style-name="gr4" draw:layer="layout" svg:width="0.519cm" svg:height="0.316cm" svg:x="10.521cm" svg:y="7.407cm" svg:viewBox="0 0 520 317" draw:points="0,317 520,317 520,0 0,0">
          <text:p/>
        </draw:polygon>
        <draw:polygon draw:style-name="gr4" draw:layer="layout" svg:width="0.519cm" svg:height="0.317cm" svg:x="10.521cm" svg:y="7.724cm" svg:viewBox="0 0 520 318" draw:points="0,318 520,318 520,0 0,0">
          <text:p/>
        </draw:polygon>
        <draw:polygon draw:style-name="gr6" draw:layer="layout" svg:width="0.26cm" svg:height="0.317cm" svg:x="13.64cm" svg:y="7.089cm" svg:viewBox="0 0 261 318" draw:points="0,318 261,318 261,0 0,0">
          <text:p/>
        </draw:polygon>
        <draw:polygon draw:style-name="gr4" draw:layer="layout" svg:width="0.259cm" svg:height="0.317cm" svg:x="11.301cm" svg:y="7.089cm" svg:viewBox="0 0 260 318" draw:points="0,318 260,318 260,0 0,0">
          <text:p/>
        </draw:polygon>
        <draw:polygon draw:style-name="gr9" draw:layer="layout" svg:width="0.259cm" svg:height="0.316cm" svg:x="11.301cm" svg:y="7.407cm" svg:viewBox="0 0 260 317" draw:points="0,317 260,317 260,0 0,0">
          <text:p/>
        </draw:polygon>
        <draw:polygon draw:style-name="gr3" draw:layer="layout" svg:width="0.259cm" svg:height="0.316cm" svg:x="11.301cm" svg:y="7.407cm" svg:viewBox="0 0 260 317" draw:points="0,317 260,317 260,0 0,0">
          <text:p/>
        </draw:polygon>
        <draw:polygon draw:style-name="gr4" draw:layer="layout" svg:width="0.259cm" svg:height="0.317cm" svg:x="11.301cm" svg:y="7.724cm" svg:viewBox="0 0 260 318" draw:points="0,318 260,318 260,0 0,0">
          <text:p/>
        </draw:polygon>
        <draw:polygon draw:style-name="gr4" draw:layer="layout" svg:width="0.259cm" svg:height="0.317cm" svg:x="12.341cm" svg:y="7.089cm" svg:viewBox="0 0 260 318" draw:points="0,318 260,318 260,0 0,0">
          <text:p/>
        </draw:polygon>
        <draw:polygon draw:style-name="gr4" draw:layer="layout" svg:width="0.259cm" svg:height="0.316cm" svg:x="12.341cm" svg:y="7.407cm" svg:viewBox="0 0 260 317" draw:points="0,317 260,317 260,0 0,0">
          <text:p/>
        </draw:polygon>
        <draw:polygon draw:style-name="gr4" draw:layer="layout" svg:width="0.259cm" svg:height="0.317cm" svg:x="12.341cm" svg:y="7.724cm" svg:viewBox="0 0 260 318" draw:points="0,318 260,318 260,0 0,0">
          <text:p/>
        </draw:polygon>
        <draw:polygon draw:style-name="gr4" draw:layer="layout" svg:width="0.259cm" svg:height="0.317cm" svg:x="12.861cm" svg:y="7.089cm" svg:viewBox="0 0 260 318" draw:points="0,318 260,318 260,0 0,0">
          <text:p/>
        </draw:polygon>
        <draw:polygon draw:style-name="gr4" draw:layer="layout" svg:width="0.259cm" svg:height="0.316cm" svg:x="12.861cm" svg:y="7.407cm" svg:viewBox="0 0 260 317" draw:points="0,317 260,317 260,0 0,0">
          <text:p/>
        </draw:polygon>
        <draw:polygon draw:style-name="gr4" draw:layer="layout" svg:width="0.259cm" svg:height="0.317cm" svg:x="12.861cm" svg:y="7.724cm" svg:viewBox="0 0 260 318" draw:points="0,318 260,318 260,0 0,0">
          <text:p/>
        </draw:polygon>
        <draw:polygon draw:style-name="gr4" draw:layer="layout" svg:width="0.259cm" svg:height="0.317cm" svg:x="13.381cm" svg:y="7.089cm" svg:viewBox="0 0 260 318" draw:points="0,318 260,318 260,0 0,0">
          <text:p/>
        </draw:polygon>
        <draw:polygon draw:style-name="gr4" draw:layer="layout" svg:width="0.259cm" svg:height="0.316cm" svg:x="13.381cm" svg:y="7.407cm" svg:viewBox="0 0 260 317" draw:points="0,317 260,317 260,0 0,0">
          <text:p/>
        </draw:polygon>
        <draw:polygon draw:style-name="gr4" draw:layer="layout" svg:width="0.259cm" svg:height="0.317cm" svg:x="13.381cm" svg:y="7.724cm" svg:viewBox="0 0 260 318" draw:points="0,318 260,318 260,0 0,0">
          <text:p/>
        </draw:polygon>
        <draw:polygon draw:style-name="gr4" draw:layer="layout" svg:width="1.298cm" svg:height="0.317cm" svg:x="14.941cm" svg:y="7.089cm" svg:viewBox="0 0 1299 318" draw:points="0,318 1299,318 1299,0 0,0">
          <text:p/>
        </draw:polygon>
        <draw:polygon draw:style-name="gr4" draw:layer="layout" svg:width="0.259cm" svg:height="0.317cm" svg:x="11.822cm" svg:y="7.089cm" svg:viewBox="0 0 260 318" draw:points="0,318 260,318 260,0 0,0">
          <text:p/>
        </draw:polygon>
        <draw:polygon draw:style-name="gr4" draw:layer="layout" svg:width="0.259cm" svg:height="0.316cm" svg:x="11.822cm" svg:y="7.407cm" svg:viewBox="0 0 260 317" draw:points="0,317 260,317 260,0 0,0">
          <text:p/>
        </draw:polygon>
        <draw:polygon draw:style-name="gr4" draw:layer="layout" svg:width="0.259cm" svg:height="0.317cm" svg:x="11.822cm" svg:y="7.724cm" svg:viewBox="0 0 260 318" draw:points="0,318 260,318 260,0 0,0">
          <text:p/>
        </draw:polygon>
        <draw:polygon draw:style-name="gr4" draw:layer="layout" svg:width="0.518cm" svg:height="0.317cm" svg:x="8.962cm" svg:y="7.089cm" svg:viewBox="0 0 519 318" draw:points="0,318 519,318 519,0 0,0">
          <text:p/>
        </draw:polygon>
        <draw:polygon draw:style-name="gr4" draw:layer="layout" svg:width="0.518cm" svg:height="0.316cm" svg:x="8.962cm" svg:y="7.407cm" svg:viewBox="0 0 519 317" draw:points="0,317 519,317 519,0 0,0">
          <text:p/>
        </draw:polygon>
        <draw:polygon draw:style-name="gr4" draw:layer="layout" svg:width="0.518cm" svg:height="0.317cm" svg:x="8.962cm" svg:y="7.724cm" svg:viewBox="0 0 519 318" draw:points="0,318 519,318 519,0 0,0">
          <text:p/>
        </draw:polygon>
        <draw:polygon draw:style-name="gr4" draw:layer="layout" svg:width="1.298cm" svg:height="0.317cm" svg:x="14.941cm" svg:y="7.724cm" svg:viewBox="0 0 1299 318" draw:points="0,318 1299,318 1299,0 0,0">
          <text:p/>
        </draw:polygon>
        <draw:polygon draw:style-name="gr4" draw:layer="layout" svg:width="1.298cm" svg:height="0.316cm" svg:x="14.941cm" svg:y="7.407cm" svg:viewBox="0 0 1299 317" draw:points="0,317 1299,317 1299,0 0,0">
          <text:p/>
        </draw:polygon>
      </draw:page>
      <draw:page draw:name="page3" draw:style-name="dp1" draw:master-page-name="Default">
        <draw:polygon draw:style-name="gr5" draw:layer="layout" svg:width="0.322cm" svg:height="0.316cm" svg:x="5.572cm" svg:y="9.273cm" svg:viewBox="0 0 323 317" draw:points="0,317 323,317 323,0 0,0">
          <text:p/>
        </draw:polygon>
        <draw:polygon draw:style-name="gr5" draw:layer="layout" svg:width="0.322cm" svg:height="0.317cm" svg:x="5.572cm" svg:y="9.59cm" svg:viewBox="0 0 323 318" draw:points="0,318 323,318 323,0 0,0">
          <text:p/>
        </draw:polygon>
        <draw:polygon draw:style-name="gr5" draw:layer="layout" svg:width="0.322cm" svg:height="0.316cm" svg:x="5.572cm" svg:y="9.908cm" svg:viewBox="0 0 323 317" draw:points="0,317 323,317 323,0 0,0">
          <text:p/>
        </draw:polygon>
        <draw:polygon draw:style-name="gr4" draw:layer="layout" svg:width="2.263cm" svg:height="0.316cm" svg:x="5.895cm" svg:y="9.273cm" svg:viewBox="0 0 2264 317" draw:points="0,317 2264,317 2264,0 0,0">
          <text:p/>
        </draw:polygon>
        <draw:polygon draw:style-name="gr4" draw:layer="layout" svg:width="2.586cm" svg:height="0.316cm" svg:x="8.482cm" svg:y="9.273cm" svg:viewBox="0 0 2587 317" draw:points="0,317 2587,317 2587,0 0,0">
          <text:p/>
        </draw:polygon>
        <draw:polygon draw:style-name="gr6" draw:layer="layout" svg:width="0.323cm" svg:height="0.316cm" svg:x="11.068cm" svg:y="9.273cm" svg:viewBox="0 0 324 317" draw:points="0,317 324,317 324,0 0,0">
          <text:p/>
        </draw:polygon>
        <draw:polygon draw:style-name="gr6" draw:layer="layout" svg:width="0.323cm" svg:height="0.317cm" svg:x="11.068cm" svg:y="9.59cm" svg:viewBox="0 0 324 318" draw:points="0,318 324,318 324,0 0,0">
          <text:p/>
        </draw:polygon>
        <draw:polygon draw:style-name="gr6" draw:layer="layout" svg:width="0.323cm" svg:height="0.316cm" svg:x="11.068cm" svg:y="9.908cm" svg:viewBox="0 0 324 317" draw:points="0,317 324,317 324,0 0,0">
          <text:p/>
        </draw:polygon>
        <draw:polygon draw:style-name="gr6" draw:layer="layout" svg:width="0.322cm" svg:height="0.316cm" svg:x="12.039cm" svg:y="9.273cm" svg:viewBox="0 0 323 317" draw:points="0,317 323,317 323,0 0,0">
          <text:p/>
        </draw:polygon>
        <draw:polygon draw:style-name="gr6" draw:layer="layout" svg:width="0.322cm" svg:height="0.317cm" svg:x="12.039cm" svg:y="9.59cm" svg:viewBox="0 0 323 318" draw:points="0,318 323,318 323,0 0,0">
          <text:p/>
        </draw:polygon>
        <draw:polygon draw:style-name="gr6" draw:layer="layout" svg:width="0.322cm" svg:height="0.316cm" svg:x="12.039cm" svg:y="9.908cm" svg:viewBox="0 0 323 317" draw:points="0,317 323,317 323,0 0,0">
          <text:p/>
        </draw:polygon>
        <draw:polygon draw:style-name="gr6" draw:layer="layout" svg:width="0.323cm" svg:height="0.316cm" svg:x="13.655cm" svg:y="9.273cm" svg:viewBox="0 0 324 317" draw:points="0,317 324,317 324,0 0,0">
          <text:p/>
        </draw:polygon>
        <draw:polygon draw:style-name="gr6" draw:layer="layout" svg:width="0.323cm" svg:height="0.316cm" svg:x="13.655cm" svg:y="9.908cm" svg:viewBox="0 0 324 317" draw:points="0,317 324,317 324,0 0,0">
          <text:p/>
        </draw:polygon>
        <draw:polygon draw:style-name="gr4" draw:layer="layout" svg:width="2.263cm" svg:height="0.317cm" svg:x="5.895cm" svg:y="9.59cm" svg:viewBox="0 0 2264 318" draw:points="0,318 2264,318 2264,0 0,0">
          <text:p/>
        </draw:polygon>
        <draw:polygon draw:style-name="gr4" draw:layer="layout" svg:width="2.263cm" svg:height="0.316cm" svg:x="5.895cm" svg:y="9.908cm" svg:viewBox="0 0 2264 317" draw:points="0,317 2264,317 2264,0 0,0">
          <text:p/>
        </draw:polygon>
        <draw:polygon draw:style-name="gr4" draw:layer="layout" svg:width="2.586cm" svg:height="0.317cm" svg:x="8.482cm" svg:y="9.59cm" svg:viewBox="0 0 2587 318" draw:points="0,318 2587,318 2587,0 0,0">
          <text:p/>
        </draw:polygon>
        <draw:polygon draw:style-name="gr4" draw:layer="layout" svg:width="2.586cm" svg:height="0.316cm" svg:x="8.482cm" svg:y="9.908cm" svg:viewBox="0 0 2587 317" draw:points="0,317 2587,317 2587,0 0,0">
          <text:p/>
        </draw:polygon>
        <draw:polygon draw:style-name="gr4" draw:layer="layout" svg:width="0.645cm" svg:height="0.316cm" svg:x="11.393cm" svg:y="9.273cm" svg:viewBox="0 0 646 317" draw:points="0,317 646,317 646,0 0,0">
          <text:p/>
        </draw:polygon>
        <draw:polygon draw:style-name="gr4" draw:layer="layout" svg:width="0.645cm" svg:height="0.317cm" svg:x="11.393cm" svg:y="9.59cm" svg:viewBox="0 0 646 318" draw:points="0,318 646,318 646,0 0,0">
          <text:p/>
        </draw:polygon>
        <draw:polygon draw:style-name="gr4" draw:layer="layout" svg:width="0.645cm" svg:height="0.316cm" svg:x="11.393cm" svg:y="9.908cm" svg:viewBox="0 0 646 317" draw:points="0,317 646,317 646,0 0,0">
          <text:p/>
        </draw:polygon>
        <draw:polygon draw:style-name="gr6" draw:layer="layout" svg:width="0.323cm" svg:height="0.317cm" svg:x="13.655cm" svg:y="9.59cm" svg:viewBox="0 0 324 318" draw:points="0,318 324,318 324,0 0,0">
          <text:p/>
        </draw:polygon>
        <draw:polygon draw:style-name="gr4" draw:layer="layout" svg:width="1.292cm" svg:height="0.316cm" svg:x="12.362cm" svg:y="9.273cm" svg:viewBox="0 0 1293 317" draw:points="0,317 1293,317 1293,0 0,0">
          <text:p/>
        </draw:polygon>
        <draw:polygon draw:style-name="gr4" draw:layer="layout" svg:width="1.292cm" svg:height="0.317cm" svg:x="12.362cm" svg:y="9.59cm" svg:viewBox="0 0 1293 318" draw:points="0,318 1293,318 1293,0 0,0">
          <text:p/>
        </draw:polygon>
        <draw:polygon draw:style-name="gr4" draw:layer="layout" svg:width="1.292cm" svg:height="0.316cm" svg:x="12.362cm" svg:y="9.908cm" svg:viewBox="0 0 1293 317" draw:points="0,317 1293,317 1293,0 0,0">
          <text:p/>
        </draw:polygon>
        <draw:polygon draw:style-name="gr4" draw:layer="layout" svg:width="2.586cm" svg:height="0.316cm" svg:x="2.985cm" svg:y="9.273cm" svg:viewBox="0 0 2587 317" draw:points="0,317 2587,317 2587,0 0,0">
          <text:p/>
        </draw:polygon>
        <draw:polygon draw:style-name="gr4" draw:layer="layout" svg:width="2.586cm" svg:height="0.317cm" svg:x="2.985cm" svg:y="9.59cm" svg:viewBox="0 0 2587 318" draw:points="0,318 2587,318 2587,0 0,0">
          <text:p/>
        </draw:polygon>
        <draw:polygon draw:style-name="gr4" draw:layer="layout" svg:width="2.586cm" svg:height="0.316cm" svg:x="2.985cm" svg:y="9.908cm" svg:viewBox="0 0 2587 317" draw:points="0,317 2587,317 2587,0 0,0">
          <text:p/>
        </draw:polygon>
        <draw:polygon draw:style-name="gr4" draw:layer="layout" svg:width="2.261cm" svg:height="0.316cm" svg:x="13.98cm" svg:y="9.273cm" svg:viewBox="0 0 2262 317" draw:points="0,317 2262,317 2262,0 0,0">
          <text:p/>
        </draw:polygon>
        <draw:polygon draw:style-name="gr5" draw:layer="layout" svg:width="0.322cm" svg:height="0.316cm" svg:x="8.159cm" svg:y="9.908cm" svg:viewBox="0 0 323 317" draw:points="0,317 323,317 323,0 0,0">
          <text:p/>
        </draw:polygon>
        <draw:polygon draw:style-name="gr4" draw:layer="layout" svg:width="2.261cm" svg:height="0.317cm" svg:x="13.98cm" svg:y="9.59cm" svg:viewBox="0 0 2262 318" draw:points="0,318 2262,318 2262,0 0,0">
          <text:p/>
        </draw:polygon>
        <draw:polygon draw:style-name="gr4" draw:layer="layout" svg:width="2.261cm" svg:height="0.316cm" svg:x="13.98cm" svg:y="9.908cm" svg:viewBox="0 0 2262 317" draw:points="0,317 2262,317 2262,0 0,0">
          <text:p/>
        </draw:polygon>
        <draw:polygon draw:style-name="gr5" draw:layer="layout" svg:width="0.322cm" svg:height="0.317cm" svg:x="8.159cm" svg:y="9.59cm" svg:viewBox="0 0 323 318" draw:points="0,318 323,318 323,0 0,0">
          <text:p/>
        </draw:polygon>
        <draw:polygon draw:style-name="gr5" draw:layer="layout" svg:width="0.322cm" svg:height="0.316cm" svg:x="8.159cm" svg:y="9.273cm" svg:viewBox="0 0 323 317" draw:points="0,317 323,317 323,0 0,0">
          <text:p/>
        </draw:polygon>
      </draw:page>
      <draw:page draw:name="page4" draw:style-name="dp1" draw:master-page-name="Default">
        <draw:polygon draw:style-name="gr4" draw:layer="layout" svg:width="4.185cm" svg:height="0.317cm" svg:x="12.056cm" svg:y="11.777cm" svg:viewBox="0 0 4186 318" draw:points="0,318 4186,318 4186,0 0,0">
          <text:p/>
        </draw:polygon>
        <draw:polygon draw:style-name="gr4" draw:layer="layout" svg:width="4.185cm" svg:height="0.316cm" svg:x="12.056cm" svg:y="12.095cm" svg:viewBox="0 0 4186 317" draw:points="0,317 4186,317 4186,0 0,0">
          <text:p/>
        </draw:polygon>
        <draw:polygon draw:style-name="gr4" draw:layer="layout" svg:width="4.185cm" svg:height="0.317cm" svg:x="12.056cm" svg:y="12.412cm" svg:viewBox="0 0 4186 318" draw:points="0,318 4186,318 4186,0 0,0">
          <text:p/>
        </draw:polygon>
        <draw:polygon draw:style-name="gr4" draw:layer="layout" svg:width="5.581cm" svg:height="0.317cm" svg:x="6.124cm" svg:y="11.777cm" svg:viewBox="0 0 5582 318" draw:points="0,318 5582,318 5582,0 0,0">
          <text:p/>
        </draw:polygon>
        <draw:polygon draw:style-name="gr4" draw:layer="layout" svg:width="5.581cm" svg:height="0.316cm" svg:x="6.124cm" svg:y="12.095cm" svg:viewBox="0 0 5582 317" draw:points="0,317 5582,317 5582,0 0,0">
          <text:p/>
        </draw:polygon>
        <draw:polygon draw:style-name="gr4" draw:layer="layout" svg:width="5.581cm" svg:height="0.317cm" svg:x="6.124cm" svg:y="12.412cm" svg:viewBox="0 0 5582 318" draw:points="0,318 5582,318 5582,0 0,0">
          <text:p/>
        </draw:polygon>
        <draw:polygon draw:style-name="gr4" draw:layer="layout" svg:width="2.79cm" svg:height="0.317cm" svg:x="2.985cm" svg:y="11.777cm" svg:viewBox="0 0 2791 318" draw:points="0,318 2791,318 2791,0 0,0">
          <text:p/>
        </draw:polygon>
        <draw:polygon draw:style-name="gr5" draw:layer="layout" svg:width="2.093cm" svg:height="0.316cm" svg:x="5.776cm" svg:y="11.46cm" svg:viewBox="0 0 2094 317" draw:points="0,317 2094,317 2094,0 0,0">
          <text:p/>
        </draw:polygon>
        <draw:polygon draw:style-name="gr6" draw:layer="layout" svg:width="3.14cm" svg:height="0.316cm" svg:x="11.706cm" svg:y="11.46cm" svg:viewBox="0 0 3141 317" draw:points="0,317 3141,317 3141,0 0,0">
          <text:p/>
        </draw:polygon>
        <draw:polygon draw:style-name="gr4" draw:layer="layout" svg:width="2.79cm" svg:height="0.316cm" svg:x="2.985cm" svg:y="12.095cm" svg:viewBox="0 0 2791 317" draw:points="0,317 2791,317 2791,0 0,0">
          <text:p/>
        </draw:polygon>
        <draw:polygon draw:style-name="gr4" draw:layer="layout" svg:width="2.79cm" svg:height="0.317cm" svg:x="2.985cm" svg:y="12.412cm" svg:viewBox="0 0 2791 318" draw:points="0,318 2791,318 2791,0 0,0">
          <text:p/>
        </draw:polygon>
        <draw:line draw:style-name="gr8" draw:layer="layout" svg:x1="5.776cm" svg:y1="11.301cm" svg:x2="5.776cm" svg:y2="12.888cm">
          <text:p/>
        </draw:line>
        <draw:line draw:style-name="gr8" draw:layer="layout" svg:x1="11.706cm" svg:y1="11.301cm" svg:x2="11.706cm" svg:y2="12.888cm">
          <text:p/>
        </draw:line>
      </draw:page>
      <draw:page draw:name="page5" draw:style-name="dp1" draw:master-page-name="Default">
        <draw:polygon draw:style-name="gr4" draw:layer="layout" svg:width="1.232cm" svg:height="0.317cm" svg:x="14.699cm" svg:y="14.91cm" svg:viewBox="0 0 1233 318" draw:points="0,318 1233,318 1233,0 0,0">
          <text:p/>
        </draw:polygon>
        <draw:polygon draw:style-name="gr9" draw:layer="layout" svg:width="2.157cm" svg:height="0.317cm" svg:x="14.082cm" svg:y="14.275cm" svg:viewBox="0 0 2158 318" draw:points="0,318 2158,318 2158,0 0,0">
          <text:p/>
        </draw:polygon>
        <draw:polygon draw:style-name="gr3" draw:layer="layout" svg:width="2.157cm" svg:height="0.317cm" svg:x="14.082cm" svg:y="14.275cm" svg:viewBox="0 0 2158 318" draw:points="0,318 2158,318 2158,0 0,0">
          <text:p/>
        </draw:polygon>
        <draw:polygon draw:style-name="gr4" draw:layer="layout" svg:width="0.924cm" svg:height="0.316cm" svg:x="13.774cm" svg:y="14.593cm" svg:viewBox="0 0 925 317" draw:points="0,317 925,317 925,0 0,0">
          <text:p/>
        </draw:polygon>
        <draw:polygon draw:style-name="gr4" draw:layer="layout" svg:width="2.465cm" svg:height="0.317cm" svg:x="2.984cm" svg:y="14.275cm" svg:viewBox="0 0 2466 318" draw:points="0,318 2466,318 2466,0 0,0">
          <text:p/>
        </draw:polygon>
        <draw:polygon draw:style-name="gr4" draw:layer="layout" svg:width="2.465cm" svg:height="0.316cm" svg:x="2.984cm" svg:y="14.593cm" svg:viewBox="0 0 2466 317" draw:points="0,317 2466,317 2466,0 0,0">
          <text:p/>
        </draw:polygon>
        <draw:polygon draw:style-name="gr4" draw:layer="layout" svg:width="2.465cm" svg:height="0.317cm" svg:x="2.984cm" svg:y="14.91cm" svg:viewBox="0 0 2466 318" draw:points="0,318 2466,318 2466,0 0,0">
          <text:p/>
        </draw:polygon>
        <draw:polygon draw:style-name="gr5" draw:layer="layout" svg:width="0.307cm" svg:height="0.316cm" svg:x="5.45cm" svg:y="13.958cm" svg:viewBox="0 0 308 317" draw:points="0,317 308,317 308,0 0,0">
          <text:p/>
        </draw:polygon>
        <draw:polygon draw:style-name="gr5" draw:layer="layout" svg:width="0.307cm" svg:height="0.316cm" svg:x="6.375cm" svg:y="14.593cm" svg:viewBox="0 0 308 317" draw:points="0,317 308,317 308,0 0,0">
          <text:p/>
        </draw:polygon>
        <draw:polygon draw:style-name="gr10" draw:layer="layout" svg:width="0.308cm" svg:height="0.317cm" svg:x="6.991cm" svg:y="14.275cm" svg:viewBox="0 0 309 318" draw:points="0,318 309,318 309,0 0,0">
          <text:p/>
        </draw:polygon>
        <draw:polygon draw:style-name="gr3" draw:layer="layout" svg:width="0.308cm" svg:height="0.317cm" svg:x="6.991cm" svg:y="14.275cm" svg:viewBox="0 0 309 318" draw:points="0,318 309,318 309,0 0,0">
          <text:p/>
        </draw:polygon>
        <draw:polygon draw:style-name="gr5" draw:layer="layout" svg:width="0.307cm" svg:height="0.317cm" svg:x="7.916cm" svg:y="14.91cm" svg:viewBox="0 0 308 318" draw:points="0,318 308,318 308,0 0,0">
          <text:p/>
        </draw:polygon>
        <draw:polygon draw:style-name="gr5" draw:layer="layout" svg:width="0.307cm" svg:height="0.317cm" svg:x="8.534cm" svg:y="14.275cm" svg:viewBox="0 0 308 318" draw:points="0,318 308,318 308,0 0,0">
          <text:p/>
        </draw:polygon>
        <draw:polygon draw:style-name="gr5" draw:layer="layout" svg:width="0.307cm" svg:height="0.316cm" svg:x="9.767cm" svg:y="14.593cm" svg:viewBox="0 0 308 317" draw:points="0,317 308,317 308,0 0,0">
          <text:p/>
        </draw:polygon>
        <draw:polygon draw:style-name="gr4" draw:layer="layout" svg:width="1.232cm" svg:height="0.317cm" svg:x="5.758cm" svg:y="14.275cm" svg:viewBox="0 0 1233 318" draw:points="0,318 1233,318 1233,0 0,0">
          <text:p/>
        </draw:polygon>
        <draw:polygon draw:style-name="gr4" draw:layer="layout" svg:width="1.232cm" svg:height="0.317cm" svg:x="7.3cm" svg:y="14.275cm" svg:viewBox="0 0 1233 318" draw:points="0,318 1233,318 1233,0 0,0">
          <text:p/>
        </draw:polygon>
        <draw:polygon draw:style-name="gr4" draw:layer="layout" svg:width="1.848cm" svg:height="0.317cm" svg:x="8.841cm" svg:y="14.275cm" svg:viewBox="0 0 1849 318" draw:points="0,318 1849,318 1849,0 0,0">
          <text:p/>
        </draw:polygon>
        <draw:polygon draw:style-name="gr6" draw:layer="layout" svg:width="0.308cm" svg:height="0.316cm" svg:x="10.69cm" svg:y="13.958cm" svg:viewBox="0 0 309 317" draw:points="0,317 309,317 309,0 0,0">
          <text:p/>
        </draw:polygon>
        <draw:polygon draw:style-name="gr6" draw:layer="layout" svg:width="0.307cm" svg:height="0.317cm" svg:x="11.616cm" svg:y="14.91cm" svg:viewBox="0 0 308 318" draw:points="0,318 308,318 308,0 0,0">
          <text:p/>
        </draw:polygon>
        <draw:polygon draw:style-name="gr6" draw:layer="layout" svg:width="0.308cm" svg:height="0.317cm" svg:x="11.924cm" svg:y="14.275cm" svg:viewBox="0 0 309 318" draw:points="0,318 309,318 309,0 0,0">
          <text:p/>
        </draw:polygon>
        <draw:polygon draw:style-name="gr6" draw:layer="layout" svg:width="0.307cm" svg:height="0.316cm" svg:x="12.233cm" svg:y="14.593cm" svg:viewBox="0 0 308 317" draw:points="0,317 308,317 308,0 0,0">
          <text:p/>
        </draw:polygon>
        <draw:polygon draw:style-name="gr6" draw:layer="layout" svg:width="0.307cm" svg:height="0.317cm" svg:x="12.849cm" svg:y="14.275cm" svg:viewBox="0 0 308 318" draw:points="0,318 308,318 308,0 0,0">
          <text:p/>
        </draw:polygon>
        <draw:polygon draw:style-name="gr6" draw:layer="layout" svg:width="0.307cm" svg:height="0.317cm" svg:x="13.774cm" svg:y="14.275cm" svg:viewBox="0 0 308 318" draw:points="0,318 308,318 308,0 0,0">
          <text:p/>
        </draw:polygon>
        <draw:polygon draw:style-name="gr6" draw:layer="layout" svg:width="0.307cm" svg:height="0.316cm" svg:x="13.466cm" svg:y="14.593cm" svg:viewBox="0 0 308 317" draw:points="0,317 308,317 308,0 0,0">
          <text:p/>
        </draw:polygon>
        <draw:polygon draw:style-name="gr6" draw:layer="layout" svg:width="0.308cm" svg:height="0.317cm" svg:x="14.39cm" svg:y="14.91cm" svg:viewBox="0 0 309 318" draw:points="0,318 309,318 309,0 0,0">
          <text:p/>
        </draw:polygon>
        <draw:polygon draw:style-name="gr4" draw:layer="layout" svg:width="0.616cm" svg:height="0.316cm" svg:x="5.758cm" svg:y="14.593cm" svg:viewBox="0 0 617 317" draw:points="0,317 617,317 617,0 0,0">
          <text:p/>
        </draw:polygon>
        <draw:polygon draw:style-name="gr4" draw:layer="layout" svg:width="2.157cm" svg:height="0.317cm" svg:x="5.758cm" svg:y="14.91cm" svg:viewBox="0 0 2158 318" draw:points="0,318 2158,318 2158,0 0,0">
          <text:p/>
        </draw:polygon>
        <draw:polygon draw:style-name="gr4" draw:layer="layout" svg:width="3.082cm" svg:height="0.316cm" svg:x="6.683cm" svg:y="14.593cm" svg:viewBox="0 0 3083 317" draw:points="0,317 3083,317 3083,0 0,0">
          <text:p/>
        </draw:polygon>
        <draw:polygon draw:style-name="gr4" draw:layer="layout" svg:width="2.465cm" svg:height="0.317cm" svg:x="8.224cm" svg:y="14.91cm" svg:viewBox="0 0 2466 318" draw:points="0,318 2466,318 2466,0 0,0">
          <text:p/>
        </draw:polygon>
        <draw:polygon draw:style-name="gr4" draw:layer="layout" svg:width="0.615cm" svg:height="0.316cm" svg:x="10.075cm" svg:y="14.593cm" svg:viewBox="0 0 616 317" draw:points="0,317 616,317 616,0 0,0">
          <text:p/>
        </draw:polygon>
        <draw:polygon draw:style-name="gr9" draw:layer="layout" svg:width="0.923cm" svg:height="0.317cm" svg:x="11cm" svg:y="14.275cm" svg:viewBox="0 0 924 318" draw:points="0,318 924,318 924,0 0,0">
          <text:p/>
        </draw:polygon>
        <draw:polygon draw:style-name="gr3" draw:layer="layout" svg:width="0.923cm" svg:height="0.317cm" svg:x="11cm" svg:y="14.275cm" svg:viewBox="0 0 924 318" draw:points="0,318 924,318 924,0 0,0">
          <text:p/>
        </draw:polygon>
        <draw:polygon draw:style-name="gr4" draw:layer="layout" svg:width="1.232cm" svg:height="0.316cm" svg:x="11cm" svg:y="14.593cm" svg:viewBox="0 0 1233 317" draw:points="0,317 1233,317 1233,0 0,0">
          <text:p/>
        </draw:polygon>
        <draw:polygon draw:style-name="gr4" draw:layer="layout" svg:width="0.615cm" svg:height="0.317cm" svg:x="11cm" svg:y="14.91cm" svg:viewBox="0 0 616 318" draw:points="0,318 616,318 616,0 0,0">
          <text:p/>
        </draw:polygon>
        <draw:polygon draw:style-name="gr6" draw:layer="layout" svg:width="0.307cm" svg:height="0.316cm" svg:x="14.699cm" svg:y="14.593cm" svg:viewBox="0 0 308 317" draw:points="0,317 308,317 308,0 0,0">
          <text:p/>
        </draw:polygon>
        <draw:polygon draw:style-name="gr4" draw:layer="layout" svg:width="2.465cm" svg:height="0.317cm" svg:x="11.924cm" svg:y="14.91cm" svg:viewBox="0 0 2466 318" draw:points="0,318 2466,318 2466,0 0,0">
          <text:p/>
        </draw:polygon>
        <draw:polygon draw:style-name="gr4" draw:layer="layout" svg:width="0.924cm" svg:height="0.316cm" svg:x="12.541cm" svg:y="14.593cm" svg:viewBox="0 0 925 317" draw:points="0,317 925,317 925,0 0,0">
          <text:p/>
        </draw:polygon>
        <draw:polygon draw:style-name="gr9" draw:layer="layout" svg:width="0.616cm" svg:height="0.317cm" svg:x="13.157cm" svg:y="14.275cm" svg:viewBox="0 0 617 318" draw:points="0,318 617,318 617,0 0,0">
          <text:p/>
        </draw:polygon>
        <draw:polygon draw:style-name="gr3" draw:layer="layout" svg:width="0.616cm" svg:height="0.317cm" svg:x="13.157cm" svg:y="14.275cm" svg:viewBox="0 0 617 318" draw:points="0,318 617,318 617,0 0,0">
          <text:p/>
        </draw:polygon>
        <draw:polygon draw:style-name="gr4" draw:layer="layout" svg:width="1.232cm" svg:height="0.316cm" svg:x="15.007cm" svg:y="14.593cm" svg:viewBox="0 0 1233 317" draw:points="0,317 1233,317 1233,0 0,0">
          <text:p/>
        </draw:polygon>
        <draw:polygon draw:style-name="gr4" draw:layer="layout" svg:width="0.615cm" svg:height="0.317cm" svg:x="12.233cm" svg:y="14.275cm" svg:viewBox="0 0 616 318" draw:points="0,318 616,318 616,0 0,0">
          <text:p/>
        </draw:polygon>
      </draw:page>
      <draw:page draw:name="page6" draw:style-name="dp1" draw:master-page-name="Default">
        <draw:polygon draw:style-name="gr4" draw:layer="layout" svg:width="5.523cm" svg:height="0.317cm" svg:x="10.716cm" svg:y="16.644cm" svg:viewBox="0 0 5524 318" draw:points="0,318 5524,318 5524,0 0,0">
          <text:p/>
        </draw:polygon>
        <draw:polygon draw:style-name="gr4" draw:layer="layout" svg:width="4.785cm" svg:height="0.316cm" svg:x="11.454cm" svg:y="16.962cm" svg:viewBox="0 0 4786 317" draw:points="0,317 4786,317 4786,0 0,0">
          <text:p/>
        </draw:polygon>
        <draw:polygon draw:style-name="gr4" draw:layer="layout" svg:width="4.05cm" svg:height="0.317cm" svg:x="12.189cm" svg:y="17.279cm" svg:viewBox="0 0 4051 318" draw:points="0,318 4051,318 4051,0 0,0">
          <text:p/>
        </draw:polygon>
        <draw:polygon draw:style-name="gr4" draw:layer="layout" svg:width="4.785cm" svg:height="0.317cm" svg:x="5.93cm" svg:y="16.644cm" svg:viewBox="0 0 4786 318" draw:points="0,318 4786,318 4786,0 0,0">
          <text:p/>
        </draw:polygon>
        <draw:polygon draw:style-name="gr4" draw:layer="layout" svg:width="6.258cm" svg:height="0.316cm" svg:x="5.194cm" svg:y="16.962cm" svg:viewBox="0 0 6259 317" draw:points="0,317 6259,317 6259,0 0,0">
          <text:p/>
        </draw:polygon>
        <draw:polygon draw:style-name="gr4" draw:layer="layout" svg:width="6.627cm" svg:height="0.317cm" svg:x="5.562cm" svg:y="17.279cm" svg:viewBox="0 0 6628 318" draw:points="0,318 6628,318 6628,0 0,0">
          <text:p/>
        </draw:polygon>
        <draw:polygon draw:style-name="gr4" draw:layer="layout" svg:width="2.945cm" svg:height="0.317cm" svg:x="2.984cm" svg:y="16.644cm" svg:viewBox="0 0 2946 318" draw:points="0,318 2946,318 2946,0 0,0">
          <text:p/>
        </draw:polygon>
        <draw:polygon draw:style-name="gr5" draw:layer="layout" svg:width="2.209cm" svg:height="0.316cm" svg:x="5.93cm" svg:y="16.327cm" svg:viewBox="0 0 2210 317" draw:points="0,317 2210,317 2210,0 0,0">
          <text:p/>
        </draw:polygon>
        <draw:polygon draw:style-name="gr6" draw:layer="layout" svg:width="3.314cm" svg:height="0.316cm" svg:x="12.189cm" svg:y="16.327cm" svg:viewBox="0 0 3315 317" draw:points="0,317 3315,317 3315,0 0,0">
          <text:p/>
        </draw:polygon>
        <draw:polygon draw:style-name="gr4" draw:layer="layout" svg:width="2.209cm" svg:height="0.316cm" svg:x="2.984cm" svg:y="16.962cm" svg:viewBox="0 0 2210 317" draw:points="0,317 2210,317 2210,0 0,0">
          <text:p/>
        </draw:polygon>
        <draw:polygon draw:style-name="gr4" draw:layer="layout" svg:width="2.577cm" svg:height="0.317cm" svg:x="2.984cm" svg:y="17.279cm" svg:viewBox="0 0 2578 318" draw:points="0,318 2578,318 2578,0 0,0">
          <text:p/>
        </draw:polygon>
      </draw:page>
      <draw:page draw:name="page7" draw:style-name="dp1" draw:master-page-name="Default">
        <draw:polygon draw:style-name="gr4" draw:layer="layout" svg:width="0.645cm" svg:height="0.317cm" svg:x="15.596cm" svg:y="19.184cm" svg:viewBox="0 0 646 318" draw:points="0,318 646,318 646,0 0,0">
          <text:p/>
        </draw:polygon>
        <draw:polygon draw:style-name="gr4" draw:layer="layout" svg:width="0.645cm" svg:height="0.316cm" svg:x="13.98cm" svg:y="18.867cm" svg:viewBox="0 0 646 317" draw:points="0,317 646,317 646,0 0,0">
          <text:p/>
        </draw:polygon>
        <draw:polygon draw:style-name="gr4" draw:layer="layout" svg:width="2.586cm" svg:height="0.317cm" svg:x="12.686cm" svg:y="19.184cm" svg:viewBox="0 0 2587 318" draw:points="0,318 2587,318 2587,0 0,0">
          <text:p/>
        </draw:polygon>
        <draw:polygon draw:style-name="gr4" draw:layer="layout" svg:width="1.94cm" svg:height="0.316cm" svg:x="2.985cm" svg:y="18.867cm" svg:viewBox="0 0 1941 317" draw:points="0,317 1941,317 1941,0 0,0">
          <text:p/>
        </draw:polygon>
        <draw:polygon draw:style-name="gr4" draw:layer="layout" svg:width="2.263cm" svg:height="0.317cm" svg:x="2.985cm" svg:y="19.184cm" svg:viewBox="0 0 2264 318" draw:points="0,318 2264,318 2264,0 0,0">
          <text:p/>
        </draw:polygon>
        <draw:polygon draw:style-name="gr5" draw:layer="layout" svg:width="0.322cm" svg:height="0.317cm" svg:x="5.572cm" svg:y="18.549cm" svg:viewBox="0 0 323 318" draw:points="0,318 323,318 323,0 0,0">
          <text:p/>
        </draw:polygon>
        <draw:polygon draw:style-name="gr5" draw:layer="layout" svg:width="0.322cm" svg:height="0.316cm" svg:x="6.219cm" svg:y="18.867cm" svg:viewBox="0 0 323 317" draw:points="0,317 323,317 323,0 0,0">
          <text:p/>
        </draw:polygon>
        <draw:polygon draw:style-name="gr5" draw:layer="layout" svg:width="0.322cm" svg:height="0.317cm" svg:x="6.542cm" svg:y="19.184cm" svg:viewBox="0 0 323 318" draw:points="0,318 323,318 323,0 0,0">
          <text:p/>
        </draw:polygon>
        <draw:polygon draw:style-name="gr5" draw:layer="layout" svg:width="0.322cm" svg:height="0.317cm" svg:x="8.159cm" svg:y="19.184cm" svg:viewBox="0 0 323 318" draw:points="0,318 323,318 323,0 0,0">
          <text:p/>
        </draw:polygon>
        <draw:polygon draw:style-name="gr5" draw:layer="layout" svg:width="0.323cm" svg:height="0.317cm" svg:x="8.482cm" svg:y="18.549cm" svg:viewBox="0 0 324 318" draw:points="0,318 324,318 324,0 0,0">
          <text:p/>
        </draw:polygon>
        <draw:polygon draw:style-name="gr5" draw:layer="layout" svg:width="0.322cm" svg:height="0.316cm" svg:x="9.129cm" svg:y="18.867cm" svg:viewBox="0 0 323 317" draw:points="0,317 323,317 323,0 0,0">
          <text:p/>
        </draw:polygon>
        <draw:polygon draw:style-name="gr4" draw:layer="layout" svg:width="2.586cm" svg:height="0.317cm" svg:x="5.895cm" svg:y="18.549cm" svg:viewBox="0 0 2587 318" draw:points="0,318 2587,318 2587,0 0,0">
          <text:p/>
        </draw:polygon>
        <draw:polygon draw:style-name="gr4" draw:layer="layout" svg:width="0.968cm" svg:height="0.317cm" svg:x="8.806cm" svg:y="18.549cm" svg:viewBox="0 0 969 318" draw:points="0,318 969,318 969,0 0,0">
          <text:p/>
        </draw:polygon>
        <draw:polygon draw:style-name="gr6" draw:layer="layout" svg:width="0.323cm" svg:height="0.317cm" svg:x="11.068cm" svg:y="19.184cm" svg:viewBox="0 0 324 318" draw:points="0,318 324,318 324,0 0,0">
          <text:p/>
        </draw:polygon>
        <draw:polygon draw:style-name="gr6" draw:layer="layout" svg:width="0.323cm" svg:height="0.317cm" svg:x="12.362cm" svg:y="19.184cm" svg:viewBox="0 0 324 318" draw:points="0,318 324,318 324,0 0,0">
          <text:p/>
        </draw:polygon>
        <draw:polygon draw:style-name="gr6" draw:layer="layout" svg:width="0.322cm" svg:height="0.317cm" svg:x="11.716cm" svg:y="18.549cm" svg:viewBox="0 0 323 318" draw:points="0,318 323,318 323,0 0,0">
          <text:p/>
        </draw:polygon>
        <draw:polygon draw:style-name="gr6" draw:layer="layout" svg:width="0.322cm" svg:height="0.316cm" svg:x="12.039cm" svg:y="18.867cm" svg:viewBox="0 0 323 317" draw:points="0,317 323,317 323,0 0,0">
          <text:p/>
        </draw:polygon>
        <draw:polygon draw:style-name="gr6" draw:layer="layout" svg:width="0.322cm" svg:height="0.317cm" svg:x="12.686cm" svg:y="18.549cm" svg:viewBox="0 0 323 318" draw:points="0,318 323,318 323,0 0,0">
          <text:p/>
        </draw:polygon>
        <draw:polygon draw:style-name="gr6" draw:layer="layout" svg:width="0.322cm" svg:height="0.317cm" svg:x="13.332cm" svg:y="18.549cm" svg:viewBox="0 0 323 318" draw:points="0,318 323,318 323,0 0,0">
          <text:p/>
        </draw:polygon>
        <draw:polygon draw:style-name="gr6" draw:layer="layout" svg:width="0.323cm" svg:height="0.316cm" svg:x="13.655cm" svg:y="18.867cm" svg:viewBox="0 0 324 317" draw:points="0,317 324,317 324,0 0,0">
          <text:p/>
        </draw:polygon>
        <draw:polygon draw:style-name="gr6" draw:layer="layout" svg:width="0.322cm" svg:height="0.317cm" svg:x="15.273cm" svg:y="19.184cm" svg:viewBox="0 0 323 318" draw:points="0,318 323,318 323,0 0,0">
          <text:p/>
        </draw:polygon>
        <draw:polygon draw:style-name="gr4" draw:layer="layout" svg:width="1.292cm" svg:height="0.316cm" svg:x="4.926cm" svg:y="18.867cm" svg:viewBox="0 0 1293 317" draw:points="0,317 1293,317 1293,0 0,0">
          <text:p/>
        </draw:polygon>
        <draw:polygon draw:style-name="gr4" draw:layer="layout" svg:width="1.292cm" svg:height="0.317cm" svg:x="6.865cm" svg:y="19.184cm" svg:viewBox="0 0 1293 318" draw:points="0,318 1293,318 1293,0 0,0">
          <text:p/>
        </draw:polygon>
        <draw:polygon draw:style-name="gr4" draw:layer="layout" svg:width="2.586cm" svg:height="0.316cm" svg:x="6.542cm" svg:y="18.867cm" svg:viewBox="0 0 2587 317" draw:points="0,317 2587,317 2587,0 0,0">
          <text:p/>
        </draw:polygon>
        <draw:polygon draw:style-name="gr4" draw:layer="layout" svg:width="2.586cm" svg:height="0.317cm" svg:x="8.482cm" svg:y="19.184cm" svg:viewBox="0 0 2587 318" draw:points="0,318 2587,318 2587,0 0,0">
          <text:p/>
        </draw:polygon>
        <draw:polygon draw:style-name="gr4" draw:layer="layout" svg:width="0.969cm" svg:height="0.316cm" svg:x="9.452cm" svg:y="18.867cm" svg:viewBox="0 0 970 317" draw:points="0,317 970,317 970,0 0,0">
          <text:p/>
        </draw:polygon>
        <draw:polygon draw:style-name="gr4" draw:layer="layout" svg:width="1.94cm" svg:height="0.317cm" svg:x="9.775cm" svg:y="18.549cm" svg:viewBox="0 0 1941 318" draw:points="0,318 1941,318 1941,0 0,0">
          <text:p/>
        </draw:polygon>
        <draw:polygon draw:style-name="gr4" draw:layer="layout" svg:width="1.615cm" svg:height="0.316cm" svg:x="10.422cm" svg:y="18.867cm" svg:viewBox="0 0 1616 317" draw:points="0,317 1616,317 1616,0 0,0">
          <text:p/>
        </draw:polygon>
        <draw:polygon draw:style-name="gr4" draw:layer="layout" svg:width="0.968cm" svg:height="0.317cm" svg:x="11.393cm" svg:y="19.184cm" svg:viewBox="0 0 969 318" draw:points="0,318 969,318 969,0 0,0">
          <text:p/>
        </draw:polygon>
        <draw:polygon draw:style-name="gr6" draw:layer="layout" svg:width="0.322cm" svg:height="0.316cm" svg:x="14.626cm" svg:y="18.867cm" svg:viewBox="0 0 323 317" draw:points="0,317 323,317 323,0 0,0">
          <text:p/>
        </draw:polygon>
        <draw:polygon draw:style-name="gr4" draw:layer="layout" svg:width="0.646cm" svg:height="0.317cm" svg:x="12.039cm" svg:y="18.549cm" svg:viewBox="0 0 647 318" draw:points="0,318 647,318 647,0 0,0">
          <text:p/>
        </draw:polygon>
        <draw:polygon draw:style-name="gr4" draw:layer="layout" svg:width="1.292cm" svg:height="0.316cm" svg:x="12.362cm" svg:y="18.867cm" svg:viewBox="0 0 1293 317" draw:points="0,317 1293,317 1293,0 0,0">
          <text:p/>
        </draw:polygon>
        <draw:polygon draw:style-name="gr4" draw:layer="layout" svg:width="0.322cm" svg:height="0.317cm" svg:x="13.009cm" svg:y="18.549cm" svg:viewBox="0 0 323 318" draw:points="0,318 323,318 323,0 0,0">
          <text:p/>
        </draw:polygon>
        <draw:polygon draw:style-name="gr4" draw:layer="layout" svg:width="2.586cm" svg:height="0.317cm" svg:x="13.655cm" svg:y="18.549cm" svg:viewBox="0 0 2587 318" draw:points="0,318 2587,318 2587,0 0,0">
          <text:p/>
        </draw:polygon>
        <draw:polygon draw:style-name="gr4" draw:layer="layout" svg:width="1.292cm" svg:height="0.316cm" svg:x="14.949cm" svg:y="18.867cm" svg:viewBox="0 0 1293 317" draw:points="0,317 1293,317 1293,0 0,0">
          <text:p/>
        </draw:polygon>
        <draw:polygon draw:style-name="gr4" draw:layer="layout" svg:width="2.586cm" svg:height="0.317cm" svg:x="2.985cm" svg:y="18.549cm" svg:viewBox="0 0 2587 318" draw:points="0,318 2587,318 2587,0 0,0">
          <text:p/>
        </draw:polygon>
        <draw:polygon draw:style-name="gr4" draw:layer="layout" svg:width="1.292cm" svg:height="0.317cm" svg:x="5.249cm" svg:y="19.184cm" svg:viewBox="0 0 1293 318" draw:points="0,318 1293,318 1293,0 0,0">
          <text:p/>
        </draw:polygon>
      </draw:page>
      <draw:page draw:name="page8" draw:style-name="dp1" draw:master-page-name="Default">
        <draw:polygon draw:style-name="gr11" draw:text-style-name="P1" draw:layer="layout" svg:width="2.123cm" svg:height="0.951cm" svg:x="14.116cm" svg:y="4.635cm" svg:viewBox="0 0 2124 952" draw:points="0,952 2124,952 2124,0 0,0">
          <text:p/>
        </draw:polygon>
        <draw:line draw:style-name="gr11" draw:text-style-name="P1" draw:layer="layout" svg:x1="15.179cm" svg:y1="4.635cm" svg:x2="15.179cm" svg:y2="5.587cm">
          <text:p/>
        </draw:line>
        <draw:polygon draw:style-name="gr5" draw:text-style-name="P1" draw:layer="layout" svg:width="1.06cm" svg:height="0.951cm" svg:x="13.055cm" svg:y="4.635cm" svg:viewBox="0 0 1061 952" draw:points="0,952 1061,952 1061,0 0,0">
          <text:p/>
        </draw:polygon>
        <draw:polygon draw:style-name="gr5" draw:text-style-name="P1" draw:layer="layout" svg:width="1.061cm" svg:height="0.951cm" svg:x="11.993cm" svg:y="4.635cm" svg:viewBox="0 0 1062 952" draw:points="0,952 1062,952 1062,0 0,0">
          <text:p/>
        </draw:polygon>
        <draw:polygon draw:style-name="gr12" draw:text-style-name="P1" draw:layer="layout" svg:width="0.411cm" svg:height="0.934cm" svg:x="12.318cm" svg:y="4.644cm" svg:viewBox="0 0 412 935" draw:points="0,935 412,935 412,0 0,0">
          <text:p/>
        </draw:polygon>
        <draw:polygon draw:style-name="gr5" draw:text-style-name="P1" draw:layer="layout" svg:width="1.06cm" svg:height="0.951cm" svg:x="10.932cm" svg:y="4.635cm" svg:viewBox="0 0 1061 952" draw:points="0,952 1061,952 1061,0 0,0">
          <text:p/>
        </draw:polygon>
        <draw:polygon draw:style-name="gr5" draw:text-style-name="P1" draw:layer="layout" svg:width="1.061cm" svg:height="0.951cm" svg:x="9.869cm" svg:y="4.635cm" svg:viewBox="0 0 1062 952" draw:points="0,952 1062,952 1062,0 0,0">
          <text:p/>
        </draw:polygon>
        <draw:polygon draw:style-name="gr12" draw:text-style-name="P1" draw:layer="layout" svg:width="0.294cm" svg:height="0.934cm" svg:x="10.253cm" svg:y="4.644cm" svg:viewBox="0 0 295 935" draw:points="0,935 295,935 295,0 0,0">
          <text:p/>
        </draw:polygon>
        <draw:polygon draw:style-name="gr5" draw:text-style-name="P1" draw:layer="layout" svg:width="1.06cm" svg:height="0.951cm" svg:x="8.808cm" svg:y="4.635cm" svg:viewBox="0 0 1061 952" draw:points="0,952 1061,952 1061,0 0,0">
          <text:p/>
        </draw:polygon>
        <draw:polygon draw:style-name="gr12" draw:text-style-name="P1" draw:layer="layout" svg:width="0.176cm" svg:height="0.934cm" svg:x="9.251cm" svg:y="4.644cm" svg:viewBox="0 0 177 935" draw:points="0,935 177,935 177,0 0,0">
          <text:p/>
        </draw:polygon>
        <draw:polygon draw:style-name="gr5" draw:text-style-name="P1" draw:layer="layout" svg:width="1.061cm" svg:height="0.951cm" svg:x="7.746cm" svg:y="4.635cm" svg:viewBox="0 0 1062 952" draw:points="0,952 1062,952 1062,0 0,0">
          <text:p/>
        </draw:polygon>
        <draw:polygon draw:style-name="gr13" draw:text-style-name="P1" draw:layer="layout" svg:width="1.06cm" svg:height="0.951cm" svg:x="6.684cm" svg:y="4.635cm" svg:viewBox="0 0 1061 952" draw:points="0,952 1061,952 1061,0 0,0">
          <text:p/>
        </draw:polygon>
        <draw:polygon draw:style-name="gr13" draw:text-style-name="P1" draw:layer="layout" svg:width="1.061cm" svg:height="0.951cm" svg:x="5.622cm" svg:y="4.635cm" svg:viewBox="0 0 1062 952" draw:points="0,952 1062,952 1062,0 0,0">
          <text:p/>
        </draw:polygon>
        <draw:frame draw:style-name="gr14" draw:text-style-name="P3" draw:layer="layout" svg:width="0.662cm" svg:height="0.42cm" svg:x="6.965cm" svg:y="4.989cm">
          <draw:text-box>
            <text:p text:style-name="P2"><text:span text:style-name="T1">Live</text:span></text:p>
          </draw:text-box>
        </draw:frame>
        <draw:polygon draw:style-name="gr13" draw:text-style-name="P1" draw:layer="layout" svg:width="1.06cm" svg:height="0.951cm" svg:x="4.561cm" svg:y="4.635cm" svg:viewBox="0 0 1061 952" draw:points="0,952 1061,952 1061,0 0,0">
          <text:p/>
        </draw:polygon>
        <draw:frame draw:style-name="gr14" draw:text-style-name="P3" draw:layer="layout" svg:width="0.662cm" svg:height="0.42cm" svg:x="5.903cm" svg:y="4.994cm">
          <draw:text-box>
            <text:p text:style-name="P2"><text:span text:style-name="T1">Live</text:span></text:p>
          </draw:text-box>
        </draw:frame>
        <draw:path draw:style-name="gr3" draw:text-style-name="P1" draw:layer="layout" svg:width="4.226cm" svg:height="0.734cm" svg:x="5.111cm" svg:y="3.901cm" svg:viewBox="0 0 4227 735" svg:d="m0 735c1042-953 4227-953 4227-155">
          <text:p/>
        </draw:path>
        <draw:polygon draw:style-name="gr1" draw:text-style-name="P1" draw:layer="layout" svg:width="0.158cm" svg:height="0.175cm" svg:x="9.259cm" svg:y="4.429cm" svg:viewBox="0 0 159 176" draw:points="79,176 0,0 79,42 159,0">
          <text:p/>
        </draw:polygon>
        <draw:path draw:style-name="gr3" draw:text-style-name="P1" draw:layer="layout" svg:width="6.704cm" svg:height="0.797cm" svg:x="3.696cm" svg:y="3.682cm" svg:viewBox="0 0 6705 798" svg:d="m0 0c3437 24 6639 36 6705 798">
          <text:p/>
        </draw:path>
        <draw:polygon draw:style-name="gr1" draw:text-style-name="P1" draw:layer="layout" svg:width="0.158cm" svg:height="0.179cm" svg:x="10.316cm" svg:y="4.424cm" svg:viewBox="0 0 159 180" draw:points="95,180 0,11 84,47 159,0">
          <text:p/>
        </draw:polygon>
        <draw:path draw:style-name="gr3" draw:text-style-name="P1" draw:layer="layout" svg:width="2.103cm" svg:height="0.5cm" svg:x="10.421cm" svg:y="4.135cm" svg:viewBox="0 0 2104 501" svg:d="m0 501c1041-635 2104-635 2104-176">
          <text:p/>
        </draw:path>
        <draw:polygon draw:style-name="gr1" draw:text-style-name="P1" draw:layer="layout" svg:width="0.158cm" svg:height="0.174cm" svg:x="12.444cm" svg:y="4.408cm" svg:viewBox="0 0 159 175" draw:points="80,175 0,0 80,41 159,0">
          <text:p/>
        </draw:polygon>
        <draw:frame draw:style-name="gr15" draw:text-style-name="P3" draw:layer="layout" svg:width="0.662cm" svg:height="0.42cm" svg:x="4.842cm" svg:y="4.992cm">
          <draw:text-box>
            <text:p text:style-name="P2"><text:span text:style-name="T1">Live</text:span></text:p>
          </draw:text-box>
        </draw:frame>
        <draw:frame draw:style-name="gr16" draw:text-style-name="P3" draw:layer="layout" svg:width="1.914cm" svg:height="0.42cm" svg:x="8.559cm" svg:y="4.989cm">
          <draw:text-box>
            <text:p text:style-name="P2"><text:span text:style-name="T1">Condemned</text:span></text:p>
          </draw:text-box>
        </draw:frame>
        <draw:path draw:style-name="gr3" draw:text-style-name="P1" draw:layer="layout" svg:width="1.287cm" svg:height="0.709cm" svg:x="3.696cm" svg:y="3.792cm" svg:viewBox="0 0 1288 710" svg:d="m0 0c1022 336 1288 710 1288 710">
          <text:p/>
        </draw:path>
        <draw:polygon draw:style-name="gr1" draw:text-style-name="P1" draw:layer="layout" svg:width="0.172cm" svg:height="0.186cm" svg:x="4.885cm" svg:y="4.42cm" svg:viewBox="0 0 173 187" draw:points="173,187 0,77 93,74 135,0">
          <text:p/>
        </draw:polygon>
        <draw:frame draw:style-name="gr16" draw:text-style-name="P3" draw:layer="layout" svg:width="1.914cm" svg:height="0.42cm" svg:x="11.744cm" svg:y="4.994cm">
          <draw:text-box>
            <text:p text:style-name="P2"><text:span text:style-name="T1">Condemned</text:span></text:p>
          </draw:text-box>
        </draw:frame>
        <draw:frame draw:style-name="gr17" draw:text-style-name="P3" draw:layer="layout" svg:width="0.898cm" svg:height="0.42cm" svg:x="2.892cm" svg:y="3.597cm">
          <draw:text-box>
            <text:p text:style-name="P2"><text:span text:style-name="T1">Roots</text:span></text:p>
          </draw:text-box>
        </draw:frame>
      </draw:page>
      <draw:page draw:name="page9" draw:style-name="dp1" draw:master-page-name="Default">
        <draw:polygon draw:style-name="gr11" draw:text-style-name="P1" draw:layer="layout" svg:width="2.123cm" svg:height="0.951cm" svg:x="14.116cm" svg:y="7.595cm" svg:viewBox="0 0 2124 952" draw:points="0,952 2124,952 2124,0 0,0">
          <text:p/>
        </draw:polygon>
        <draw:line draw:style-name="gr11" draw:text-style-name="P1" draw:layer="layout" svg:x1="15.562cm" svg:y1="7.595cm" svg:x2="15.562cm" svg:y2="8.547cm">
          <text:p/>
        </draw:line>
        <draw:line draw:style-name="gr11" draw:text-style-name="P1" draw:layer="layout" svg:x1="15.179cm" svg:y1="7.595cm" svg:x2="15.179cm" svg:y2="8.547cm">
          <text:p/>
        </draw:line>
        <draw:line draw:style-name="gr11" draw:text-style-name="P1" draw:layer="layout" svg:x1="15.858cm" svg:y1="7.595cm" svg:x2="15.858cm" svg:y2="8.547cm">
          <text:p/>
        </draw:line>
        <draw:polygon draw:style-name="gr5" draw:text-style-name="P1" draw:layer="layout" svg:width="1.06cm" svg:height="0.951cm" svg:x="13.055cm" svg:y="7.595cm" svg:viewBox="0 0 1061 952" draw:points="0,952 1061,952 1061,0 0,0">
          <text:p/>
        </draw:polygon>
        <draw:polygon draw:style-name="gr5" draw:text-style-name="P1" draw:layer="layout" svg:width="1.061cm" svg:height="0.951cm" svg:x="11.993cm" svg:y="7.595cm" svg:viewBox="0 0 1062 952" draw:points="0,952 1062,952 1062,0 0,0">
          <text:p/>
        </draw:polygon>
        <draw:polygon draw:style-name="gr12" draw:text-style-name="P1" draw:layer="layout" svg:width="0.411cm" svg:height="0.933cm" svg:x="12.318cm" svg:y="7.604cm" svg:viewBox="0 0 412 934" draw:points="0,934 412,934 412,0 0,0">
          <text:p/>
        </draw:polygon>
        <draw:polygon draw:style-name="gr5" draw:text-style-name="P1" draw:layer="layout" svg:width="1.06cm" svg:height="0.951cm" svg:x="10.932cm" svg:y="7.595cm" svg:viewBox="0 0 1061 952" draw:points="0,952 1061,952 1061,0 0,0">
          <text:p/>
        </draw:polygon>
        <draw:polygon draw:style-name="gr5" draw:text-style-name="P1" draw:layer="layout" svg:width="1.061cm" svg:height="0.951cm" svg:x="9.869cm" svg:y="7.595cm" svg:viewBox="0 0 1062 952" draw:points="0,952 1062,952 1062,0 0,0">
          <text:p/>
        </draw:polygon>
        <draw:polygon draw:style-name="gr12" draw:text-style-name="P1" draw:layer="layout" svg:width="0.294cm" svg:height="0.933cm" svg:x="10.253cm" svg:y="7.604cm" svg:viewBox="0 0 295 934" draw:points="0,934 295,934 295,0 0,0">
          <text:p/>
        </draw:polygon>
        <draw:polygon draw:style-name="gr5" draw:text-style-name="P1" draw:layer="layout" svg:width="1.06cm" svg:height="0.951cm" svg:x="8.808cm" svg:y="7.595cm" svg:viewBox="0 0 1061 952" draw:points="0,952 1061,952 1061,0 0,0">
          <text:p/>
        </draw:polygon>
        <draw:polygon draw:style-name="gr12" draw:text-style-name="P1" draw:layer="layout" svg:width="0.176cm" svg:height="0.933cm" svg:x="9.251cm" svg:y="7.604cm" svg:viewBox="0 0 177 934" draw:points="0,934 177,934 177,0 0,0">
          <text:p/>
        </draw:polygon>
        <draw:polygon draw:style-name="gr5" draw:text-style-name="P1" draw:layer="layout" svg:width="1.061cm" svg:height="0.951cm" svg:x="7.746cm" svg:y="7.595cm" svg:viewBox="0 0 1062 952" draw:points="0,952 1062,952 1062,0 0,0">
          <text:p/>
        </draw:polygon>
        <draw:polygon draw:style-name="gr13" draw:text-style-name="P1" draw:layer="layout" svg:width="1.06cm" svg:height="0.951cm" svg:x="6.684cm" svg:y="7.595cm" svg:viewBox="0 0 1061 952" draw:points="0,952 1061,952 1061,0 0,0">
          <text:p/>
        </draw:polygon>
        <draw:polygon draw:style-name="gr12" draw:text-style-name="P1" draw:layer="layout" svg:width="1.061cm" svg:height="0.951cm" svg:x="5.622cm" svg:y="7.595cm" svg:viewBox="0 0 1062 952" draw:points="0,952 1062,952 1062,0 0,0">
          <text:p/>
        </draw:polygon>
        <draw:polygon draw:style-name="gr3" draw:text-style-name="P1" draw:layer="layout" svg:width="1.061cm" svg:height="0.951cm" svg:x="5.622cm" svg:y="7.595cm" svg:viewBox="0 0 1062 952" draw:points="0,952 1062,952 1062,0 0,0">
          <text:p/>
        </draw:polygon>
        <draw:frame draw:style-name="gr14" draw:text-style-name="P3" draw:layer="layout" svg:width="0.662cm" svg:height="0.42cm" svg:x="6.965cm" svg:y="7.952cm">
          <draw:text-box>
            <text:p text:style-name="P2"><text:span text:style-name="T1">Live</text:span></text:p>
          </draw:text-box>
        </draw:frame>
        <draw:polygon draw:style-name="gr13" draw:text-style-name="P1" draw:layer="layout" svg:width="1.06cm" svg:height="0.951cm" svg:x="4.561cm" svg:y="7.595cm" svg:viewBox="0 0 1061 952" draw:points="0,952 1061,952 1061,0 0,0">
          <text:p/>
        </draw:polygon>
        <draw:frame draw:style-name="gr14" draw:text-style-name="P3" draw:layer="layout" svg:width="0.662cm" svg:height="0.42cm" svg:x="5.903cm" svg:y="7.957cm">
          <draw:text-box>
            <text:p text:style-name="P2"><text:span text:style-name="T1">Live</text:span></text:p>
          </draw:text-box>
        </draw:frame>
        <draw:line draw:style-name="gr18" draw:text-style-name="P1" draw:layer="layout" svg:x1="4.561cm" svg:y1="7.277cm" svg:x2="7.746cm" svg:y2="7.277cm">
          <text:p/>
        </draw:line>
        <draw:line draw:style-name="gr18" draw:text-style-name="P1" draw:layer="layout" svg:x1="4.561cm" svg:y1="7.171cm" svg:x2="7.746cm" svg:y2="7.171cm">
          <text:p/>
        </draw:line>
        <draw:line draw:style-name="gr18" draw:text-style-name="P1" draw:layer="layout" svg:x1="4.561cm" svg:y1="7.277cm" svg:x2="7.746cm" svg:y2="7.277cm">
          <text:p/>
        </draw:line>
        <draw:line draw:style-name="gr18" draw:text-style-name="P1" draw:layer="layout" svg:x1="4.561cm" svg:y1="7.171cm" svg:x2="7.746cm" svg:y2="7.171cm">
          <text:p/>
        </draw:line>
        <draw:line draw:style-name="gr18" draw:text-style-name="P1" draw:layer="layout" svg:x1="14.116cm" svg:y1="7.277cm" svg:x2="16.24cm" svg:y2="7.277cm">
          <text:p/>
        </draw:line>
        <draw:line draw:style-name="gr18" draw:text-style-name="P1" draw:layer="layout" svg:x1="14.116cm" svg:y1="7.171cm" svg:x2="16.24cm" svg:y2="7.171cm">
          <text:p/>
        </draw:line>
        <draw:line draw:style-name="gr18" draw:text-style-name="P1" draw:layer="layout" svg:x1="14.116cm" svg:y1="7.277cm" svg:x2="16.24cm" svg:y2="7.277cm">
          <text:p/>
        </draw:line>
        <draw:line draw:style-name="gr18" draw:text-style-name="P1" draw:layer="layout" svg:x1="14.116cm" svg:y1="7.171cm" svg:x2="16.24cm" svg:y2="7.171cm">
          <text:p/>
        </draw:line>
        <draw:path draw:style-name="gr3" draw:text-style-name="P1" draw:layer="layout" svg:width="4.246cm" svg:height="0.734cm" svg:x="5.091cm" svg:y="6.861cm" svg:viewBox="0 0 4247 735" svg:d="m0 735c1067-953 4267-953 4247-155">
          <text:p/>
        </draw:path>
        <draw:polygon draw:style-name="gr1" draw:text-style-name="P1" draw:layer="layout" svg:width="0.158cm" svg:height="0.176cm" svg:x="9.261cm" svg:y="7.387cm" svg:viewBox="0 0 159 177" draw:points="75,177 0,0 78,44 159,4">
          <text:p/>
        </draw:polygon>
        <draw:path draw:style-name="gr3" draw:text-style-name="P1" draw:layer="layout" svg:width="12.013cm" svg:height="0.762cm" svg:x="3.696cm" svg:y="6.642cm" svg:viewBox="0 0 12014 763" svg:d="m0 0c6705 0 12014 0 12014 763">
          <text:p/>
        </draw:path>
        <draw:polygon draw:style-name="gr1" draw:text-style-name="P1" draw:layer="layout" svg:width="0.158cm" svg:height="0.174cm" svg:x="15.63cm" svg:y="7.354cm" svg:viewBox="0 0 159 175" draw:points="79,175 0,0 79,41 159,0">
          <text:p/>
        </draw:polygon>
        <draw:path draw:style-name="gr3" draw:text-style-name="P1" draw:layer="layout" svg:width="2.103cm" svg:height="0.5cm" svg:x="10.401cm" svg:y="7.095cm" svg:viewBox="0 0 2104 501" svg:d="m0 501c1061-635 2124-635 2104-177">
          <text:p/>
        </draw:path>
        <draw:polygon draw:style-name="gr1" draw:text-style-name="P1" draw:layer="layout" svg:width="0.158cm" svg:height="0.177cm" svg:x="12.426cm" svg:y="7.365cm" svg:viewBox="0 0 159 178" draw:points="72,178 0,0 78,44 159,5">
          <text:p/>
        </draw:polygon>
        <draw:frame draw:style-name="gr15" draw:text-style-name="P3" draw:layer="layout" svg:width="0.662cm" svg:height="0.42cm" svg:x="4.842cm" svg:y="7.954cm">
          <draw:text-box>
            <text:p text:style-name="P2"><text:span text:style-name="T1">Live</text:span></text:p>
          </draw:text-box>
        </draw:frame>
        <draw:frame draw:style-name="gr16" draw:text-style-name="P3" draw:layer="layout" svg:width="1.914cm" svg:height="0.42cm" svg:x="8.559cm" svg:y="7.952cm">
          <draw:text-box>
            <text:p text:style-name="P2"><text:span text:style-name="T1">Condemned</text:span></text:p>
          </draw:text-box>
        </draw:frame>
        <draw:path draw:style-name="gr3" draw:text-style-name="P1" draw:layer="layout" svg:width="1.287cm" svg:height="0.709cm" svg:x="3.696cm" svg:y="6.752cm" svg:viewBox="0 0 1288 710" svg:d="m0 0c1022 336 1288 710 1288 710">
          <text:p/>
        </draw:path>
        <draw:polygon draw:style-name="gr1" draw:text-style-name="P1" draw:layer="layout" svg:width="0.172cm" svg:height="0.186cm" svg:x="4.885cm" svg:y="7.38cm" svg:viewBox="0 0 173 187" draw:points="173,187 0,77 93,74 135,0">
          <text:p/>
        </draw:polygon>
        <draw:frame draw:style-name="gr16" draw:text-style-name="P3" draw:layer="layout" svg:width="1.914cm" svg:height="0.42cm" svg:x="11.744cm" svg:y="7.957cm">
          <draw:text-box>
            <text:p text:style-name="P2"><text:span text:style-name="T1">Condemned</text:span></text:p>
          </draw:text-box>
        </draw:frame>
        <draw:frame draw:style-name="gr17" draw:text-style-name="P3" draw:layer="layout" svg:width="0.898cm" svg:height="0.42cm" svg:x="2.892cm" svg:y="6.557cm">
          <draw:text-box>
            <text:p text:style-name="P2"><text:span text:style-name="T1">Roots</text:span></text:p>
          </draw:text-box>
        </draw:frame>
      </draw:page>
      <draw:page draw:name="page10" draw:style-name="dp1" draw:master-page-name="Default">
        <draw:polygon draw:style-name="gr11" draw:text-style-name="P1" draw:layer="layout" svg:width="2.118cm" svg:height="0.951cm" svg:x="14.116cm" svg:y="11.715cm" svg:viewBox="0 0 2119 952" draw:points="0,952 2119,952 2119,0 0,0">
          <text:p/>
        </draw:polygon>
        <draw:line draw:style-name="gr11" draw:text-style-name="P1" draw:layer="layout" svg:x1="15.179cm" svg:y1="11.715cm" svg:x2="15.179cm" svg:y2="12.667cm">
          <text:p/>
        </draw:line>
        <draw:line draw:style-name="gr11" draw:text-style-name="P1" draw:layer="layout" svg:x1="15.562cm" svg:y1="11.715cm" svg:x2="15.562cm" svg:y2="12.667cm">
          <text:p/>
        </draw:line>
        <draw:line draw:style-name="gr11" draw:text-style-name="P1" draw:layer="layout" svg:x1="15.858cm" svg:y1="11.715cm" svg:x2="15.858cm" svg:y2="12.667cm">
          <text:p/>
        </draw:line>
        <draw:line draw:style-name="gr11" draw:text-style-name="P1" draw:layer="layout" svg:x1="14.913cm" svg:y1="11.715cm" svg:x2="14.913cm" svg:y2="12.667cm">
          <text:p/>
        </draw:line>
        <draw:line draw:style-name="gr11" draw:text-style-name="P1" draw:layer="layout" svg:x1="15.091cm" svg:y1="11.715cm" svg:x2="15.091cm" svg:y2="12.667cm">
          <text:p/>
        </draw:line>
        <draw:polygon draw:style-name="gr5" draw:text-style-name="P1" draw:layer="layout" svg:width="1.06cm" svg:height="0.951cm" svg:x="13.055cm" svg:y="11.715cm" svg:viewBox="0 0 1061 952" draw:points="0,952 1061,952 1061,0 0,0">
          <text:p/>
        </draw:polygon>
        <draw:polygon draw:style-name="gr5" draw:text-style-name="P1" draw:layer="layout" svg:width="1.061cm" svg:height="0.951cm" svg:x="11.993cm" svg:y="11.715cm" svg:viewBox="0 0 1062 952" draw:points="0,952 1062,952 1062,0 0,0">
          <text:p/>
        </draw:polygon>
        <draw:polygon draw:style-name="gr12" draw:text-style-name="P1" draw:layer="layout" svg:width="0.411cm" svg:height="0.934cm" svg:x="12.318cm" svg:y="11.724cm" svg:viewBox="0 0 412 935" draw:points="0,935 412,935 412,0 0,0">
          <text:p/>
        </draw:polygon>
        <draw:polygon draw:style-name="gr5" draw:text-style-name="P1" draw:layer="layout" svg:width="1.06cm" svg:height="0.951cm" svg:x="10.932cm" svg:y="11.715cm" svg:viewBox="0 0 1061 952" draw:points="0,952 1061,952 1061,0 0,0">
          <text:p/>
        </draw:polygon>
        <draw:polygon draw:style-name="gr5" draw:text-style-name="P1" draw:layer="layout" svg:width="1.061cm" svg:height="0.951cm" svg:x="9.869cm" svg:y="11.715cm" svg:viewBox="0 0 1062 952" draw:points="0,952 1062,952 1062,0 0,0">
          <text:p/>
        </draw:polygon>
        <draw:polygon draw:style-name="gr12" draw:text-style-name="P1" draw:layer="layout" svg:width="0.294cm" svg:height="0.934cm" svg:x="10.253cm" svg:y="11.723cm" svg:viewBox="0 0 295 935" draw:points="0,935 295,935 295,0 0,0">
          <text:p/>
        </draw:polygon>
        <draw:polygon draw:style-name="gr5" draw:text-style-name="P1" draw:layer="layout" svg:width="1.06cm" svg:height="0.951cm" svg:x="8.808cm" svg:y="11.715cm" svg:viewBox="0 0 1061 952" draw:points="0,952 1061,952 1061,0 0,0">
          <text:p/>
        </draw:polygon>
        <draw:polygon draw:style-name="gr12" draw:text-style-name="P1" draw:layer="layout" svg:width="0.176cm" svg:height="0.933cm" svg:x="9.251cm" svg:y="11.724cm" svg:viewBox="0 0 177 934" draw:points="0,934 177,934 177,0 0,0">
          <text:p/>
        </draw:polygon>
        <draw:polygon draw:style-name="gr5" draw:text-style-name="P1" draw:layer="layout" svg:width="1.061cm" svg:height="0.951cm" svg:x="7.746cm" svg:y="11.715cm" svg:viewBox="0 0 1062 952" draw:points="0,952 1062,952 1062,0 0,0">
          <text:p/>
        </draw:polygon>
        <draw:polygon draw:style-name="gr13" draw:text-style-name="P1" draw:layer="layout" svg:width="1.06cm" svg:height="0.951cm" svg:x="6.684cm" svg:y="11.715cm" svg:viewBox="0 0 1061 952" draw:points="0,952 1061,952 1061,0 0,0">
          <text:p/>
        </draw:polygon>
        <draw:polygon draw:style-name="gr13" draw:text-style-name="P1" draw:layer="layout" svg:width="1.061cm" svg:height="0.951cm" svg:x="5.622cm" svg:y="11.715cm" svg:viewBox="0 0 1062 952" draw:points="0,952 1062,952 1062,0 0,0">
          <text:p/>
        </draw:polygon>
        <draw:frame draw:style-name="gr14" draw:text-style-name="P3" draw:layer="layout" svg:width="0.662cm" svg:height="0.42cm" svg:x="6.965cm" svg:y="12.066cm">
          <draw:text-box>
            <text:p text:style-name="P2"><text:span text:style-name="T1">Live</text:span></text:p>
          </draw:text-box>
        </draw:frame>
        <draw:polygon draw:style-name="gr6" draw:text-style-name="P1" draw:layer="layout" svg:width="1.06cm" svg:height="0.951cm" svg:x="4.561cm" svg:y="11.715cm" svg:viewBox="0 0 1061 952" draw:points="0,952 1061,952 1061,0 0,0">
          <text:p/>
        </draw:polygon>
        <draw:frame draw:style-name="gr14" draw:text-style-name="P3" draw:layer="layout" svg:width="0.662cm" svg:height="0.42cm" svg:x="5.903cm" svg:y="12.071cm">
          <draw:text-box>
            <text:p text:style-name="P2"><text:span text:style-name="T1">Live</text:span></text:p>
          </draw:text-box>
        </draw:frame>
        <draw:line draw:style-name="gr18" draw:text-style-name="P1" draw:layer="layout" svg:x1="5.622cm" svg:y1="11.397cm" svg:x2="7.746cm" svg:y2="11.397cm">
          <text:p/>
        </draw:line>
        <draw:line draw:style-name="gr18" draw:text-style-name="P1" draw:layer="layout" svg:x1="5.622cm" svg:y1="11.291cm" svg:x2="7.746cm" svg:y2="11.291cm">
          <text:p/>
        </draw:line>
        <draw:line draw:style-name="gr18" draw:text-style-name="P1" draw:layer="layout" svg:x1="5.622cm" svg:y1="11.397cm" svg:x2="7.746cm" svg:y2="11.397cm">
          <text:p/>
        </draw:line>
        <draw:line draw:style-name="gr18" draw:text-style-name="P1" draw:layer="layout" svg:x1="5.622cm" svg:y1="11.291cm" svg:x2="7.746cm" svg:y2="11.291cm">
          <text:p/>
        </draw:line>
        <draw:line draw:style-name="gr18" draw:text-style-name="P1" draw:layer="layout" svg:x1="14.116cm" svg:y1="11.397cm" svg:x2="16.24cm" svg:y2="11.397cm">
          <text:p/>
        </draw:line>
        <draw:line draw:style-name="gr18" draw:text-style-name="P1" draw:layer="layout" svg:x1="14.116cm" svg:y1="11.291cm" svg:x2="16.24cm" svg:y2="11.291cm">
          <text:p/>
        </draw:line>
        <draw:line draw:style-name="gr18" draw:text-style-name="P1" draw:layer="layout" svg:x1="14.116cm" svg:y1="11.397cm" svg:x2="16.24cm" svg:y2="11.397cm">
          <text:p/>
        </draw:line>
        <draw:line draw:style-name="gr18" draw:text-style-name="P1" draw:layer="layout" svg:x1="14.116cm" svg:y1="11.291cm" svg:x2="16.24cm" svg:y2="11.291cm">
          <text:p/>
        </draw:line>
        <draw:path draw:style-name="gr3" draw:text-style-name="P1" draw:layer="layout" svg:width="12.013cm" svg:height="0.761cm" svg:x="3.696cm" svg:y="10.762cm" svg:viewBox="0 0 12014 762" svg:d="m0 0c6705 0 12014 0 12014 762">
          <text:p/>
        </draw:path>
        <draw:polygon draw:style-name="gr1" draw:text-style-name="P1" draw:layer="layout" svg:width="0.158cm" svg:height="0.175cm" svg:x="15.63cm" svg:y="11.473cm" svg:viewBox="0 0 159 176" draw:points="79,176 0,0 79,42 159,0">
          <text:p/>
        </draw:polygon>
        <draw:path draw:style-name="gr3" draw:text-style-name="P1" draw:layer="layout" svg:width="2.103cm" svg:height="0.5cm" svg:x="10.421cm" svg:y="11.215cm" svg:viewBox="0 0 2104 501" svg:d="m0 501c1041-634 2104-635 2104-177">
          <text:p/>
        </draw:path>
        <draw:polygon draw:style-name="gr1" draw:text-style-name="P1" draw:layer="layout" svg:width="0.158cm" svg:height="0.175cm" svg:x="12.444cm" svg:y="11.487cm" svg:viewBox="0 0 159 176" draw:points="80,176 0,0 80,42 159,0">
          <text:p/>
        </draw:polygon>
        <draw:path draw:style-name="gr3" draw:text-style-name="P1" draw:layer="layout" svg:width="9.909cm" svg:height="0.656cm" svg:x="5.091cm" svg:y="11.081cm" svg:viewBox="0 0 9910 657" svg:d="m0 657c1185-548 4778-674 6371-655 1593 20 3539 20 3539 479">
          <text:p/>
        </draw:path>
        <draw:polygon draw:style-name="gr1" draw:text-style-name="P1" draw:layer="layout" svg:width="0.158cm" svg:height="0.174cm" svg:x="14.922cm" svg:y="11.509cm" svg:viewBox="0 0 159 175" draw:points="79,175 0,0 79,41 159,0">
          <text:p/>
        </draw:polygon>
        <draw:frame draw:style-name="gr15" draw:text-style-name="P3" draw:layer="layout" svg:width="0.662cm" svg:height="0.42cm" svg:x="4.842cm" svg:y="12.069cm">
          <draw:text-box>
            <text:p text:style-name="P2"><text:span text:style-name="T2">Live</text:span></text:p>
          </draw:text-box>
        </draw:frame>
        <draw:frame draw:style-name="gr16" draw:text-style-name="P3" draw:layer="layout" svg:width="1.914cm" svg:height="0.42cm" svg:x="8.559cm" svg:y="12.066cm">
          <draw:text-box>
            <text:p text:style-name="P2"><text:span text:style-name="T1">Condemned</text:span></text:p>
          </draw:text-box>
        </draw:frame>
        <draw:path draw:style-name="gr3" draw:text-style-name="P1" draw:layer="layout" svg:width="1.287cm" svg:height="0.708cm" svg:x="3.696cm" svg:y="10.872cm" svg:viewBox="0 0 1288 709" svg:d="m0 0c1022 336 1288 709 1288 709">
          <text:p/>
        </draw:path>
        <draw:polygon draw:style-name="gr1" draw:text-style-name="P1" draw:layer="layout" svg:width="0.172cm" svg:height="0.185cm" svg:x="4.885cm" svg:y="11.5cm" svg:viewBox="0 0 173 186" draw:points="173,186 0,77 93,73 135,0">
          <text:p/>
        </draw:polygon>
        <draw:frame draw:style-name="gr16" draw:text-style-name="P3" draw:layer="layout" svg:width="1.914cm" svg:height="0.42cm" svg:x="11.744cm" svg:y="12.071cm">
          <draw:text-box>
            <text:p text:style-name="P2"><text:span text:style-name="T1">Condemned</text:span></text:p>
          </draw:text-box>
        </draw:frame>
        <draw:frame draw:style-name="gr17" draw:text-style-name="P3" draw:layer="layout" svg:width="0.898cm" svg:height="0.42cm" svg:x="2.892cm" svg:y="10.677cm">
          <draw:text-box>
            <text:p text:style-name="P2"><text:span text:style-name="T1">Roots</text:span></text:p>
          </draw:text-box>
        </draw:frame>
      </draw:page>
      <draw:page draw:name="page11" draw:style-name="dp1" draw:master-page-name="Default">
        <draw:polygon draw:style-name="gr6" draw:text-style-name="P1" draw:layer="layout" svg:width="1.06cm" svg:height="0.951cm" svg:x="15.179cm" svg:y="15.45cm" svg:viewBox="0 0 1061 952" draw:points="0,952 1061,952 1061,0 0,0">
          <text:p/>
        </draw:polygon>
        <draw:line draw:style-name="gr19" draw:text-style-name="P1" draw:layer="layout" svg:x1="15.562cm" svg:y1="15.45cm" svg:x2="15.562cm" svg:y2="16.402cm">
          <text:p/>
        </draw:line>
        <draw:polygon draw:style-name="gr20" draw:text-style-name="P1" draw:layer="layout" svg:width="0cm" svg:height="0.951cm" svg:x="15.562cm" svg:y="15.45cm" svg:viewBox="0 0 0 952" draw:points="0,0 0,952">
          <text:p/>
        </draw:polygon>
        <draw:line draw:style-name="gr19" draw:text-style-name="P1" draw:layer="layout" svg:x1="15.562cm" svg:y1="15.45cm" svg:x2="15.562cm" svg:y2="16.402cm">
          <text:p/>
        </draw:line>
        <draw:line draw:style-name="gr19" draw:text-style-name="P1" draw:layer="layout" svg:x1="15.858cm" svg:y1="15.45cm" svg:x2="15.858cm" svg:y2="16.402cm">
          <text:p/>
        </draw:line>
        <draw:polygon draw:style-name="gr20" draw:text-style-name="P1" draw:layer="layout" svg:width="0cm" svg:height="0.951cm" svg:x="15.858cm" svg:y="15.45cm" svg:viewBox="0 0 0 952" draw:points="0,0 0,952">
          <text:p/>
        </draw:polygon>
        <draw:line draw:style-name="gr19" draw:text-style-name="P1" draw:layer="layout" svg:x1="15.858cm" svg:y1="15.45cm" svg:x2="15.858cm" svg:y2="16.402cm">
          <text:p/>
        </draw:line>
        <draw:polygon draw:style-name="gr11" draw:text-style-name="P1" draw:layer="layout" svg:width="1.061cm" svg:height="0.951cm" svg:x="14.116cm" svg:y="15.45cm" svg:viewBox="0 0 1062 952" draw:points="0,952 1062,952 1062,0 0,0">
          <text:p/>
        </draw:polygon>
        <draw:line draw:style-name="gr11" draw:text-style-name="P1" draw:layer="layout" svg:x1="14.265cm" svg:y1="15.45cm" svg:x2="14.265cm" svg:y2="16.402cm">
          <text:p/>
        </draw:line>
        <draw:line draw:style-name="gr11" draw:text-style-name="P1" draw:layer="layout" svg:x1="14.677cm" svg:y1="15.45cm" svg:x2="14.677cm" svg:y2="16.402cm">
          <text:p/>
        </draw:line>
        <draw:line draw:style-name="gr11" draw:text-style-name="P1" draw:layer="layout" svg:x1="14.913cm" svg:y1="15.45cm" svg:x2="14.913cm" svg:y2="16.402cm">
          <text:p/>
        </draw:line>
        <draw:line draw:style-name="gr11" draw:text-style-name="P1" draw:layer="layout" svg:x1="15.091cm" svg:y1="15.45cm" svg:x2="15.091cm" svg:y2="16.402cm">
          <text:p/>
        </draw:line>
        <draw:polygon draw:style-name="gr5" draw:text-style-name="P1" draw:layer="layout" svg:width="1.06cm" svg:height="0.951cm" svg:x="13.055cm" svg:y="15.45cm" svg:viewBox="0 0 1061 952" draw:points="0,952 1061,952 1061,0 0,0">
          <text:p/>
        </draw:polygon>
        <draw:polygon draw:style-name="gr5" draw:text-style-name="P1" draw:layer="layout" svg:width="1.061cm" svg:height="0.951cm" svg:x="11.993cm" svg:y="15.45cm" svg:viewBox="0 0 1062 952" draw:points="0,952 1062,952 1062,0 0,0">
          <text:p/>
        </draw:polygon>
        <draw:polygon draw:style-name="gr12" draw:text-style-name="P1" draw:layer="layout" svg:width="0.411cm" svg:height="0.933cm" svg:x="12.318cm" svg:y="15.459cm" svg:viewBox="0 0 412 934" draw:points="0,934 412,934 412,0 0,0">
          <text:p/>
        </draw:polygon>
        <draw:polygon draw:style-name="gr5" draw:text-style-name="P1" draw:layer="layout" svg:width="1.06cm" svg:height="0.951cm" svg:x="10.932cm" svg:y="15.45cm" svg:viewBox="0 0 1061 952" draw:points="0,952 1061,952 1061,0 0,0">
          <text:p/>
        </draw:polygon>
        <draw:line draw:style-name="gr21" draw:text-style-name="P1" draw:layer="layout" svg:x1="10.525cm" svg:y1="16.369cm" svg:x2="11.033cm" svg:y2="15.988cm">
          <text:p/>
        </draw:line>
        <draw:line draw:style-name="gr21" draw:text-style-name="P1" draw:layer="layout" svg:x1="9.708cm" svg:y1="15.945cm" svg:x2="10.271cm" svg:y2="15.48cm">
          <text:p/>
        </draw:line>
        <draw:line draw:style-name="gr21" draw:text-style-name="P1" draw:layer="layout" svg:x1="9.89cm" svg:y1="15.988cm" svg:x2="10.525cm" svg:y2="15.48cm">
          <text:p/>
        </draw:line>
        <draw:line draw:style-name="gr21" draw:text-style-name="P1" draw:layer="layout" svg:x1="10.271cm" svg:y1="16.369cm" svg:x2="10.906cm" svg:y2="15.861cm">
          <text:p/>
        </draw:line>
        <draw:line draw:style-name="gr21" draw:text-style-name="P1" draw:layer="layout" svg:x1="10.017cm" svg:y1="16.369cm" svg:x2="11.085cm" svg:y2="15.482cm">
          <text:p/>
        </draw:line>
        <draw:line draw:style-name="gr21" draw:text-style-name="P1" draw:layer="layout" svg:x1="9.751cm" svg:y1="16.457cm" svg:x2="10.779cm" svg:y2="15.48cm">
          <text:p/>
        </draw:line>
        <draw:polygon draw:style-name="gr11" draw:text-style-name="P1" draw:layer="layout" svg:width="1.061cm" svg:height="0.951cm" svg:x="9.869cm" svg:y="15.45cm" svg:viewBox="0 0 1062 952" draw:points="0,952 1062,952 1062,0 0,0">
          <text:p/>
        </draw:polygon>
        <draw:polygon draw:style-name="gr5" draw:text-style-name="P1" draw:layer="layout" svg:width="1.06cm" svg:height="0.951cm" svg:x="8.808cm" svg:y="15.45cm" svg:viewBox="0 0 1061 952" draw:points="0,952 1061,952 1061,0 0,0">
          <text:p/>
        </draw:polygon>
        <draw:polygon draw:style-name="gr12" draw:text-style-name="P1" draw:layer="layout" svg:width="0.176cm" svg:height="0.933cm" svg:x="9.251cm" svg:y="15.459cm" svg:viewBox="0 0 177 934" draw:points="0,934 177,934 177,0 0,0">
          <text:p/>
        </draw:polygon>
        <draw:polygon draw:style-name="gr5" draw:text-style-name="P1" draw:layer="layout" svg:width="1.061cm" svg:height="0.951cm" svg:x="7.746cm" svg:y="15.45cm" svg:viewBox="0 0 1062 952" draw:points="0,952 1062,952 1062,0 0,0">
          <text:p/>
        </draw:polygon>
        <draw:polygon draw:style-name="gr13" draw:text-style-name="P1" draw:layer="layout" svg:width="1.06cm" svg:height="0.951cm" svg:x="6.684cm" svg:y="15.45cm" svg:viewBox="0 0 1061 952" draw:points="0,952 1061,952 1061,0 0,0">
          <text:p/>
        </draw:polygon>
        <draw:polygon draw:style-name="gr13" draw:text-style-name="P1" draw:layer="layout" svg:width="1.061cm" svg:height="0.951cm" svg:x="5.622cm" svg:y="15.45cm" svg:viewBox="0 0 1062 952" draw:points="0,952 1062,952 1062,0 0,0">
          <text:p/>
        </draw:polygon>
        <draw:frame draw:style-name="gr14" draw:text-style-name="P3" draw:layer="layout" svg:width="0.662cm" svg:height="0.42cm" svg:x="6.965cm" svg:y="15.798cm">
          <draw:text-box>
            <text:p text:style-name="P2"><text:span text:style-name="T1">Live</text:span></text:p>
          </draw:text-box>
        </draw:frame>
        <draw:polygon draw:style-name="gr6" draw:text-style-name="P1" draw:layer="layout" svg:width="1.06cm" svg:height="0.951cm" svg:x="4.561cm" svg:y="15.45cm" svg:viewBox="0 0 1061 952" draw:points="0,952 1061,952 1061,0 0,0">
          <text:p/>
        </draw:polygon>
        <draw:frame draw:style-name="gr14" draw:text-style-name="P3" draw:layer="layout" svg:width="0.662cm" svg:height="0.42cm" svg:x="5.903cm" svg:y="15.802cm">
          <draw:text-box>
            <text:p text:style-name="P2"><text:span text:style-name="T1">Live</text:span></text:p>
          </draw:text-box>
        </draw:frame>
        <draw:line draw:style-name="gr18" draw:text-style-name="P1" draw:layer="layout" svg:x1="5.622cm" svg:y1="15.132cm" svg:x2="7.746cm" svg:y2="15.132cm">
          <text:p/>
        </draw:line>
        <draw:line draw:style-name="gr18" draw:text-style-name="P1" draw:layer="layout" svg:x1="5.622cm" svg:y1="15.026cm" svg:x2="7.746cm" svg:y2="15.026cm">
          <text:p/>
        </draw:line>
        <draw:line draw:style-name="gr18" draw:text-style-name="P1" draw:layer="layout" svg:x1="5.622cm" svg:y1="15.132cm" svg:x2="7.746cm" svg:y2="15.132cm">
          <text:p/>
        </draw:line>
        <draw:line draw:style-name="gr18" draw:text-style-name="P1" draw:layer="layout" svg:x1="5.622cm" svg:y1="15.026cm" svg:x2="7.746cm" svg:y2="15.026cm">
          <text:p/>
        </draw:line>
        <draw:line draw:style-name="gr18" draw:text-style-name="P1" draw:layer="layout" svg:x1="14.116cm" svg:y1="15.132cm" svg:x2="15.178cm" svg:y2="15.132cm">
          <text:p/>
        </draw:line>
        <draw:line draw:style-name="gr18" draw:text-style-name="P1" draw:layer="layout" svg:x1="14.116cm" svg:y1="15.026cm" svg:x2="15.178cm" svg:y2="15.026cm">
          <text:p/>
        </draw:line>
        <draw:line draw:style-name="gr18" draw:text-style-name="P1" draw:layer="layout" svg:x1="14.116cm" svg:y1="15.132cm" svg:x2="15.178cm" svg:y2="15.132cm">
          <text:p/>
        </draw:line>
        <draw:line draw:style-name="gr18" draw:text-style-name="P1" draw:layer="layout" svg:x1="14.116cm" svg:y1="15.026cm" svg:x2="15.178cm" svg:y2="15.026cm">
          <text:p/>
        </draw:line>
        <draw:path draw:style-name="gr3" draw:text-style-name="P1" draw:layer="layout" svg:width="12.013cm" svg:height="0.761cm" svg:x="3.696cm" svg:y="14.497cm" svg:viewBox="0 0 12014 762" svg:d="m0 0c6705 0 12014 0 12014 762">
          <text:p/>
        </draw:path>
        <draw:polygon draw:style-name="gr1" draw:text-style-name="P1" draw:layer="layout" svg:width="0.158cm" svg:height="0.175cm" svg:x="15.63cm" svg:y="15.208cm" svg:viewBox="0 0 159 176" draw:points="79,176 0,0 79,42 159,0">
          <text:p/>
        </draw:polygon>
        <draw:path draw:style-name="gr3" draw:text-style-name="P1" draw:layer="layout" svg:width="1.237cm" svg:height="0.515cm" svg:x="14.471cm" svg:y="14.935cm" svg:viewBox="0 0 1238 516" svg:d="m1238 516c-506-635-1238-671-1238-177">
          <text:p/>
        </draw:path>
        <draw:polygon draw:style-name="gr1" draw:text-style-name="P1" draw:layer="layout" svg:width="0.16cm" svg:height="0.175cm" svg:x="14.391cm" svg:y="15.222cm" svg:viewBox="0 0 161 176" draw:points="80,176 0,0 80,42 161,0">
          <text:p/>
        </draw:polygon>
        <draw:path draw:style-name="gr3" draw:text-style-name="P1" draw:layer="layout" svg:width="9.909cm" svg:height="0.656cm" svg:x="5.091cm" svg:y="14.795cm" svg:viewBox="0 0 9910 657" svg:d="m0 657c1185-548 4778-675 6371-655s3539 20 3539 478">
          <text:p/>
        </draw:path>
        <draw:polygon draw:style-name="gr1" draw:text-style-name="P1" draw:layer="layout" svg:width="0.158cm" svg:height="0.175cm" svg:x="14.922cm" svg:y="15.222cm" svg:viewBox="0 0 159 176" draw:points="79,176 0,0 79,42 159,0">
          <text:p/>
        </draw:polygon>
        <draw:frame draw:style-name="gr15" draw:text-style-name="P3" draw:layer="layout" svg:width="0.662cm" svg:height="0.42cm" svg:x="4.842cm" svg:y="15.8cm">
          <draw:text-box>
            <text:p text:style-name="P2"><text:span text:style-name="T2">Live</text:span></text:p>
          </draw:text-box>
        </draw:frame>
        <draw:frame draw:style-name="gr16" draw:text-style-name="P3" draw:layer="layout" svg:width="1.914cm" svg:height="0.42cm" svg:x="8.559cm" svg:y="15.798cm">
          <draw:text-box>
            <text:p text:style-name="P2"><text:span text:style-name="T1">Condemned</text:span></text:p>
          </draw:text-box>
        </draw:frame>
        <draw:path draw:style-name="gr3" draw:text-style-name="P1" draw:layer="layout" svg:width="1.287cm" svg:height="0.708cm" svg:x="3.696cm" svg:y="14.607cm" svg:viewBox="0 0 1288 709" svg:d="m0 0c1022 336 1288 709 1288 709">
          <text:p/>
        </draw:path>
        <draw:polygon draw:style-name="gr1" draw:text-style-name="P1" draw:layer="layout" svg:width="0.172cm" svg:height="0.185cm" svg:x="4.885cm" svg:y="15.235cm" svg:viewBox="0 0 173 186" draw:points="173,186 0,77 93,73 135,0">
          <text:p/>
        </draw:polygon>
        <draw:frame draw:style-name="gr16" draw:text-style-name="P3" draw:layer="layout" svg:width="1.914cm" svg:height="0.42cm" svg:x="11.744cm" svg:y="15.803cm">
          <draw:text-box>
            <text:p text:style-name="P2"><text:span text:style-name="T1">Condemned</text:span></text:p>
          </draw:text-box>
        </draw:frame>
        <draw:frame draw:style-name="gr17" draw:text-style-name="P3" draw:layer="layout" svg:width="0.898cm" svg:height="0.42cm" svg:x="2.892cm" svg:y="14.412cm">
          <draw:text-box>
            <text:p text:style-name="P2"><text:span text:style-name="T1">Roots</text:span></text:p>
          </draw:text-box>
        </draw:frame>
      </draw:page>
      <draw:page draw:name="page12" draw:style-name="dp1" draw:master-page-name="Default">
        <draw:polygon draw:style-name="gr6" draw:text-style-name="P1" draw:layer="layout" svg:width="1.06cm" svg:height="0.952cm" svg:x="15.181cm" svg:y="19.567cm" svg:viewBox="0 0 1061 953" draw:points="0,953 1061,953 1061,0 0,0">
          <text:p/>
        </draw:polygon>
        <draw:line draw:style-name="gr19" draw:text-style-name="P1" draw:layer="layout" svg:x1="15.563cm" svg:y1="19.567cm" svg:x2="15.563cm" svg:y2="20.52cm">
          <text:p/>
        </draw:line>
        <draw:polygon draw:style-name="gr20" draw:text-style-name="P1" draw:layer="layout" svg:width="0cm" svg:height="0.952cm" svg:x="15.563cm" svg:y="19.567cm" svg:viewBox="0 0 0 953" draw:points="0,0 0,953">
          <text:p/>
        </draw:polygon>
        <draw:line draw:style-name="gr19" draw:text-style-name="P1" draw:layer="layout" svg:x1="15.563cm" svg:y1="19.567cm" svg:x2="15.563cm" svg:y2="20.52cm">
          <text:p/>
        </draw:line>
        <draw:line draw:style-name="gr19" draw:text-style-name="P1" draw:layer="layout" svg:x1="15.859cm" svg:y1="19.567cm" svg:x2="15.859cm" svg:y2="20.52cm">
          <text:p/>
        </draw:line>
        <draw:polygon draw:style-name="gr20" draw:text-style-name="P1" draw:layer="layout" svg:width="0cm" svg:height="0.952cm" svg:x="15.859cm" svg:y="19.567cm" svg:viewBox="0 0 0 953" draw:points="0,0 0,953">
          <text:p/>
        </draw:polygon>
        <draw:line draw:style-name="gr19" draw:text-style-name="P1" draw:layer="layout" svg:x1="15.859cm" svg:y1="19.567cm" svg:x2="15.859cm" svg:y2="20.52cm">
          <text:p/>
        </draw:line>
        <draw:polygon draw:style-name="gr6" draw:text-style-name="P1" draw:layer="layout" svg:width="1.061cm" svg:height="0.952cm" svg:x="14.118cm" svg:y="19.567cm" svg:viewBox="0 0 1062 953" draw:points="0,953 1062,953 1062,0 0,0">
          <text:p/>
        </draw:polygon>
        <draw:line draw:style-name="gr19" draw:text-style-name="P1" draw:layer="layout" svg:x1="14.266cm" svg:y1="19.567cm" svg:x2="14.266cm" svg:y2="20.52cm">
          <text:p/>
        </draw:line>
        <draw:line draw:style-name="gr19" draw:text-style-name="P1" draw:layer="layout" svg:x1="14.679cm" svg:y1="19.567cm" svg:x2="14.679cm" svg:y2="20.52cm">
          <text:p/>
        </draw:line>
        <draw:line draw:style-name="gr19" draw:text-style-name="P1" draw:layer="layout" svg:x1="14.914cm" svg:y1="19.567cm" svg:x2="14.914cm" svg:y2="20.52cm">
          <text:p/>
        </draw:line>
        <draw:line draw:style-name="gr19" draw:text-style-name="P1" draw:layer="layout" svg:x1="15.092cm" svg:y1="19.567cm" svg:x2="15.092cm" svg:y2="20.52cm">
          <text:p/>
        </draw:line>
        <draw:line draw:style-name="gr11" draw:text-style-name="P1" draw:layer="layout" svg:x1="13.058cm" svg:y1="19.567cm" svg:x2="13.058cm" svg:y2="20.52cm">
          <text:p/>
        </draw:line>
        <draw:line draw:style-name="gr11" draw:text-style-name="P1" draw:layer="layout" svg:x1="11.996cm" svg:y1="19.567cm" svg:x2="11.996cm" svg:y2="20.52cm">
          <text:p/>
        </draw:line>
        <draw:line draw:style-name="gr11" draw:text-style-name="P1" draw:layer="layout" svg:x1="10.935cm" svg:y1="19.567cm" svg:x2="10.935cm" svg:y2="20.52cm">
          <text:p/>
        </draw:line>
        <draw:line draw:style-name="gr11" draw:text-style-name="P1" draw:layer="layout" svg:x1="9.872cm" svg:y1="19.567cm" svg:x2="9.872cm" svg:y2="20.52cm">
          <text:p/>
        </draw:line>
        <draw:line draw:style-name="gr11" draw:text-style-name="P1" draw:layer="layout" svg:x1="8.811cm" svg:y1="19.567cm" svg:x2="8.811cm" svg:y2="20.52cm">
          <text:p/>
        </draw:line>
        <draw:line draw:style-name="gr22" draw:text-style-name="P1" draw:layer="layout" svg:x1="7.297cm" svg:y1="20.304cm" svg:x2="8.146cm" svg:y2="19.542cm">
          <text:p/>
        </draw:line>
        <draw:line draw:style-name="gr22" draw:text-style-name="P1" draw:layer="layout" svg:x1="7.439cm" svg:y1="20.558cm" svg:x2="8.43cm" svg:y2="19.542cm">
          <text:p/>
        </draw:line>
        <draw:line draw:style-name="gr22" draw:text-style-name="P1" draw:layer="layout" svg:x1="7.863cm" svg:y1="20.304cm" svg:x2="8.712cm" svg:y2="19.542cm">
          <text:p/>
        </draw:line>
        <draw:line draw:style-name="gr22" draw:text-style-name="P1" draw:layer="layout" svg:x1="7.863cm" svg:y1="20.431cm" svg:x2="8.854cm" svg:y2="19.542cm">
          <text:p/>
        </draw:line>
        <draw:line draw:style-name="gr22" draw:text-style-name="P1" draw:layer="layout" svg:x1="8.005cm" svg:y1="20.431cm" svg:x2="8.996cm" svg:y2="19.542cm">
          <text:p/>
        </draw:line>
        <draw:line draw:style-name="gr22" draw:text-style-name="P1" draw:layer="layout" svg:x1="8.288cm" svg:y1="20.431cm" svg:x2="9.279cm" svg:y2="19.542cm">
          <text:p/>
        </draw:line>
        <draw:line draw:style-name="gr22" draw:text-style-name="P1" draw:layer="layout" svg:x1="8.571cm" svg:y1="20.431cm" svg:x2="9.562cm" svg:y2="19.669cm">
          <text:p/>
        </draw:line>
        <draw:line draw:style-name="gr22" draw:text-style-name="P1" draw:layer="layout" svg:x1="8.713cm" svg:y1="20.431cm" svg:x2="9.562cm" svg:y2="19.542cm">
          <text:p/>
        </draw:line>
        <draw:line draw:style-name="gr22" draw:text-style-name="P1" draw:layer="layout" svg:x1="8.996cm" svg:y1="20.558cm" svg:x2="10.226cm" svg:y2="19.407cm">
          <text:p/>
        </draw:line>
        <draw:line draw:style-name="gr22" draw:text-style-name="P1" draw:layer="layout" svg:x1="9.279cm" svg:y1="20.431cm" svg:x2="10.225cm" svg:y2="19.619cm">
          <text:p/>
        </draw:line>
        <draw:line draw:style-name="gr22" draw:text-style-name="P1" draw:layer="layout" svg:x1="9.421cm" svg:y1="20.558cm" svg:x2="10.226cm" svg:y2="19.831cm">
          <text:p/>
        </draw:line>
        <draw:line draw:style-name="gr22" draw:text-style-name="P1" draw:layer="layout" svg:x1="9.846cm" svg:y1="20.431cm" svg:x2="10.226cm" svg:y2="20.042cm">
          <text:p/>
        </draw:line>
        <draw:line draw:style-name="gr22" draw:text-style-name="P1" draw:layer="layout" svg:x1="10.129cm" svg:y1="20.304cm" svg:x2="10.226cm" svg:y2="20.254cm">
          <text:p/>
        </draw:line>
        <draw:line draw:style-name="gr22" draw:text-style-name="P1" draw:layer="layout" svg:x1="9.754cm" svg:y1="19.831cm" svg:x2="10.129cm" svg:y2="19.669cm">
          <text:p/>
        </draw:line>
        <draw:line draw:style-name="gr22" draw:text-style-name="P1" draw:layer="layout" svg:x1="9.754cm" svg:y1="20.042cm" svg:x2="10.27cm" svg:y2="19.669cm">
          <text:p/>
        </draw:line>
        <draw:line draw:style-name="gr22" draw:text-style-name="P1" draw:layer="layout" svg:x1="9.754cm" svg:y1="20.254cm" svg:x2="10.695cm" svg:y2="19.542cm">
          <text:p/>
        </draw:line>
        <draw:line draw:style-name="gr22" draw:text-style-name="P1" draw:layer="layout" svg:x1="9.754cm" svg:y1="20.466cm" svg:x2="10.695cm" svg:y2="19.669cm">
          <text:p/>
        </draw:line>
        <draw:line draw:style-name="gr22" draw:text-style-name="P1" draw:layer="layout" svg:x1="9.846cm" svg:y1="20.558cm" svg:x2="11.12cm" svg:y2="19.542cm">
          <text:p/>
        </draw:line>
        <draw:line draw:style-name="gr22" draw:text-style-name="P1" draw:layer="layout" svg:x1="10.27cm" svg:y1="20.431cm" svg:x2="11.403cm" svg:y2="19.542cm">
          <text:p/>
        </draw:line>
        <draw:line draw:style-name="gr22" draw:text-style-name="P1" draw:layer="layout" svg:x1="10.412cm" svg:y1="20.558cm" svg:x2="11.403cm" svg:y2="19.669cm">
          <text:p/>
        </draw:line>
        <draw:line draw:style-name="gr22" draw:text-style-name="P1" draw:layer="layout" svg:x1="10.553cm" svg:y1="20.558cm" svg:x2="11.686cm" svg:y2="19.542cm">
          <text:p/>
        </draw:line>
        <draw:line draw:style-name="gr22" draw:text-style-name="P1" draw:layer="layout" svg:x1="10.837cm" svg:y1="20.431cm" svg:x2="11.686cm" svg:y2="19.669cm">
          <text:p/>
        </draw:line>
        <draw:line draw:style-name="gr22" draw:text-style-name="P1" draw:layer="layout" svg:x1="11.403cm" svg:y1="20.431cm" svg:x2="12.394cm" svg:y2="19.542cm">
          <text:p/>
        </draw:line>
        <draw:line draw:style-name="gr22" draw:text-style-name="P1" draw:layer="layout" svg:x1="11.12cm" svg:y1="20.558cm" svg:x2="11.969cm" svg:y2="19.542cm">
          <text:p/>
        </draw:line>
        <draw:line draw:style-name="gr22" draw:text-style-name="P1" draw:layer="layout" svg:x1="11.686cm" svg:y1="20.431cm" svg:x2="12.677cm" svg:y2="19.669cm">
          <text:p/>
        </draw:line>
        <draw:line draw:style-name="gr22" draw:text-style-name="P1" draw:layer="layout" svg:x1="12.111cm" svg:y1="20.304cm" svg:x2="13.057cm" svg:y2="19.407cm">
          <text:p/>
        </draw:line>
        <draw:line draw:style-name="gr22" draw:text-style-name="P1" draw:layer="layout" svg:x1="11.969cm" svg:y1="20.431cm" svg:x2="13.057cm" svg:y2="19.619cm">
          <text:p/>
        </draw:line>
        <draw:line draw:style-name="gr22" draw:text-style-name="P1" draw:layer="layout" svg:x1="12.394cm" svg:y1="20.431cm" svg:x2="13.057cm" svg:y2="19.831cm">
          <text:p/>
        </draw:line>
        <draw:line draw:style-name="gr22" draw:text-style-name="P1" draw:layer="layout" svg:x1="12.394cm" svg:y1="20.431cm" svg:x2="13.057cm" svg:y2="20.042cm">
          <text:p/>
        </draw:line>
        <draw:line draw:style-name="gr22" draw:text-style-name="P1" draw:layer="layout" svg:x1="12.535cm" svg:y1="20.431cm" svg:x2="13.057cm" svg:y2="20.254cm">
          <text:p/>
        </draw:line>
        <draw:line draw:style-name="gr22" draw:text-style-name="P1" draw:layer="layout" svg:x1="13.102cm" svg:y1="20.558cm" svg:x2="13.057cm" svg:y2="20.466cm">
          <text:p/>
        </draw:line>
        <draw:line draw:style-name="gr22" draw:text-style-name="P1" draw:layer="layout" svg:x1="12.586cm" svg:y1="20.254cm" svg:x2="13.244cm" svg:y2="19.542cm">
          <text:p/>
        </draw:line>
        <draw:line draw:style-name="gr22" draw:text-style-name="P1" draw:layer="layout" svg:x1="12.586cm" svg:y1="20.466cm" svg:x2="13.527cm" svg:y2="19.542cm">
          <text:p/>
        </draw:line>
        <draw:line draw:style-name="gr22" draw:text-style-name="P1" draw:layer="layout" svg:x1="12.677cm" svg:y1="20.431cm" svg:x2="13.668cm" svg:y2="19.669cm">
          <text:p/>
        </draw:line>
        <draw:line draw:style-name="gr22" draw:text-style-name="P1" draw:layer="layout" svg:x1="13.102cm" svg:y1="20.431cm" svg:x2="13.668cm" svg:y2="19.669cm">
          <text:p/>
        </draw:line>
        <draw:line draw:style-name="gr22" draw:text-style-name="P1" draw:layer="layout" svg:x1="13.102cm" svg:y1="20.431cm" svg:x2="14.093cm" svg:y2="19.796cm">
          <text:p/>
        </draw:line>
        <draw:line draw:style-name="gr22" draw:text-style-name="P1" draw:layer="layout" svg:x1="13.102cm" svg:y1="20.558cm" svg:x2="14.093cm" svg:y2="19.669cm">
          <text:p/>
        </draw:line>
        <draw:line draw:style-name="gr22" draw:text-style-name="P1" draw:layer="layout" svg:x1="13.385cm" svg:y1="20.558cm" svg:x2="14.093cm" svg:y2="20.05cm">
          <text:p/>
        </draw:line>
        <draw:polygon draw:style-name="gr11" draw:text-style-name="P1" draw:layer="layout" svg:width="6.369cm" svg:height="0.952cm" svg:x="7.749cm" svg:y="19.567cm" svg:viewBox="0 0 6370 953" draw:points="0,953 6370,953 6370,0 0,0">
          <text:p/>
        </draw:polygon>
        <draw:polygon draw:style-name="gr6" draw:text-style-name="P1" draw:layer="layout" svg:width="1.06cm" svg:height="0.952cm" svg:x="6.687cm" svg:y="19.567cm" svg:viewBox="0 0 1061 953" draw:points="0,953 1061,953 1061,0 0,0">
          <text:p/>
        </draw:polygon>
        <draw:polygon draw:style-name="gr6" draw:text-style-name="P1" draw:layer="layout" svg:width="1.061cm" svg:height="0.952cm" svg:x="5.625cm" svg:y="19.567cm" svg:viewBox="0 0 1062 953" draw:points="0,953 1062,953 1062,0 0,0">
          <text:p/>
        </draw:polygon>
        <draw:frame draw:style-name="gr23" draw:text-style-name="P3" draw:layer="layout" svg:width="0.738cm" svg:height="0.42cm" svg:x="6.968cm" svg:y="19.931cm">
          <draw:text-box>
            <text:p text:style-name="P2"><text:span text:style-name="T2">Live</text:span></text:p>
          </draw:text-box>
        </draw:frame>
        <draw:polygon draw:style-name="gr6" draw:text-style-name="P1" draw:layer="layout" svg:width="1.06cm" svg:height="0.952cm" svg:x="4.564cm" svg:y="19.567cm" svg:viewBox="0 0 1061 953" draw:points="0,953 1061,953 1061,0 0,0">
          <text:p/>
        </draw:polygon>
        <draw:frame draw:style-name="gr24" draw:text-style-name="P3" draw:layer="layout" svg:width="0.738cm" svg:height="0.42cm" svg:x="5.906cm" svg:y="19.932cm">
          <draw:text-box>
            <text:p text:style-name="P2"><text:span text:style-name="T2">Live</text:span></text:p>
          </draw:text-box>
        </draw:frame>
        <draw:path draw:style-name="gr3" draw:text-style-name="P1" draw:layer="layout" svg:width="1.237cm" svg:height="0.514cm" svg:x="14.474cm" svg:y="19.052cm" svg:viewBox="0 0 1238 515" svg:d="m1238 515c-506-635-1238-670-1238-176">
          <text:p/>
        </draw:path>
        <draw:polygon draw:style-name="gr1" draw:text-style-name="P1" draw:layer="layout" svg:width="0.16cm" svg:height="0.174cm" svg:x="14.394cm" svg:y="19.34cm" svg:viewBox="0 0 161 175" draw:points="80,175 0,0 80,42 161,0">
          <text:p/>
        </draw:polygon>
        <draw:path draw:style-name="gr3" draw:text-style-name="P1" draw:layer="layout" svg:width="12.013cm" svg:height="0.761cm" svg:x="3.699cm" svg:y="18.615cm" svg:viewBox="0 0 12014 762" svg:d="m0 0c6705 0 12014 0 12014 762">
          <text:p/>
        </draw:path>
        <draw:polygon draw:style-name="gr1" draw:text-style-name="P1" draw:layer="layout" svg:width="0.158cm" svg:height="0.175cm" svg:x="15.633cm" svg:y="19.326cm" svg:viewBox="0 0 159 176" draw:points="79,176 0,0 79,42 159,0">
          <text:p/>
        </draw:polygon>
        <draw:path draw:style-name="gr3" draw:text-style-name="P1" draw:layer="layout" svg:width="9.909cm" svg:height="0.655cm" svg:x="5.094cm" svg:y="18.913cm" svg:viewBox="0 0 9910 656" svg:d="m0 656c1185-547 4778-674 6371-654 1593 19 3539 19 3539 478">
          <text:p/>
        </draw:path>
        <draw:polygon draw:style-name="gr1" draw:text-style-name="P1" draw:layer="layout" svg:width="0.158cm" svg:height="0.175cm" svg:x="14.925cm" svg:y="19.34cm" svg:viewBox="0 0 159 176" draw:points="79,176 0,0 79,42 159,0">
          <text:p/>
        </draw:polygon>
        <draw:path draw:style-name="gr3" draw:text-style-name="P1" draw:layer="layout" svg:width="1.287cm" svg:height="0.708cm" svg:x="3.699cm" svg:y="18.725cm" svg:viewBox="0 0 1288 709" svg:d="m0 0c1022 336 1288 709 1288 709">
          <text:p/>
        </draw:path>
        <draw:polygon draw:style-name="gr1" draw:text-style-name="P1" draw:layer="layout" svg:width="0.172cm" svg:height="0.185cm" svg:x="4.888cm" svg:y="19.353cm" svg:viewBox="0 0 173 186" draw:points="173,186 0,77 93,73 135,0">
          <text:p/>
        </draw:polygon>
        <draw:frame draw:style-name="gr23" draw:text-style-name="P3" draw:layer="layout" svg:width="0.738cm" svg:height="0.42cm" svg:x="4.845cm" svg:y="19.931cm">
          <draw:text-box>
            <text:p text:style-name="P2"><text:span text:style-name="T2">Live</text:span></text:p>
          </draw:text-box>
        </draw:frame>
        <draw:frame draw:style-name="gr25" draw:text-style-name="P3" draw:layer="layout" svg:width="0.993cm" svg:height="0.42cm" svg:x="2.895cm" svg:y="18.538cm">
          <draw:text-box>
            <text:p text:style-name="P2"><text:span text:style-name="T1">Roots</text:span></text:p>
          </draw:text-box>
        </draw:frame>
      </draw:page>
      <draw:page draw:name="page13" draw:style-name="dp1" draw:master-page-name="Default">
        <draw:frame draw:style-name="gr26" draw:text-style-name="P2" draw:layer="layout" svg:width="1.378cm" svg:height="0.458cm" svg:x="4.59cm" svg:y="11.255cm">
          <draw:text-box>
            <text:p text:style-name="P2"><text:span text:style-name="T3">Thread1</text:span></text:p>
          </draw:text-box>
        </draw:frame>
        <draw:frame draw:style-name="gr27" draw:text-style-name="P2" draw:layer="layout" svg:width="1.094cm" svg:height="0.39cm" svg:x="6.142cm" svg:y="11.284cm">
          <draw:text-box>
            <text:p text:style-name="P2"><text:span text:style-name="T4">Write</text:span></text:p>
          </draw:text-box>
        </draw:frame>
        <draw:frame draw:style-name="gr28" draw:text-style-name="P2" draw:layer="layout" svg:width="0.151cm" svg:height="0.433cm" svg:x="7.235cm" svg:y="11.249cm">
          <draw:text-box>
            <text:p text:style-name="P2"><text:span text:style-name="T5">(</text:span></text:p>
          </draw:text-box>
        </draw:frame>
        <draw:frame draw:style-name="gr29" draw:text-style-name="P2" draw:layer="layout" svg:width="0.22cm" svg:height="0.39cm" svg:x="7.386cm" svg:y="11.284cm">
          <draw:text-box>
            <text:p text:style-name="P2"><text:span text:style-name="T4">o</text:span></text:p>
          </draw:text-box>
        </draw:frame>
        <draw:frame draw:style-name="gr30" draw:text-style-name="P2" draw:layer="layout" svg:width="0.095cm" svg:height="0.458cm" svg:x="7.603cm" svg:y="11.252cm">
          <draw:text-box>
            <text:p text:style-name="P2"><text:span text:style-name="T3">,</text:span></text:p>
          </draw:text-box>
        </draw:frame>
        <draw:frame draw:style-name="gr31" draw:text-style-name="P2" draw:layer="layout" svg:width="0.221cm" svg:height="0.39cm" svg:x="7.694cm" svg:y="11.284cm">
          <draw:text-box>
            <text:p text:style-name="P2"><text:span text:style-name="T4">i</text:span></text:p>
          </draw:text-box>
        </draw:frame>
        <draw:frame draw:style-name="gr32" draw:text-style-name="P2" draw:layer="layout" svg:width="0.094cm" svg:height="0.458cm" svg:x="7.912cm" svg:y="11.252cm">
          <draw:text-box>
            <text:p text:style-name="P2"><text:span text:style-name="T3">,</text:span></text:p>
          </draw:text-box>
        </draw:frame>
        <draw:frame draw:style-name="gr31" draw:text-style-name="P2" draw:layer="layout" svg:width="0.221cm" svg:height="0.39cm" svg:x="8.002cm" svg:y="11.284cm">
          <draw:text-box>
            <text:p text:style-name="P2"><text:span text:style-name="T4">x</text:span></text:p>
          </draw:text-box>
        </draw:frame>
        <draw:frame draw:style-name="gr33" draw:text-style-name="P2" draw:layer="layout" svg:width="0.15cm" svg:height="0.433cm" svg:x="8.225cm" svg:y="11.249cm">
          <draw:text-box>
            <text:p text:style-name="P2"><text:span text:style-name="T5">)</text:span></text:p>
          </draw:text-box>
        </draw:frame>
        <draw:frame draw:style-name="gr26" draw:text-style-name="P2" draw:layer="layout" svg:width="1.378cm" svg:height="0.458cm" svg:x="9.254cm" svg:y="11.255cm">
          <draw:text-box>
            <text:p text:style-name="P2"><text:span text:style-name="T3">Thread2</text:span></text:p>
          </draw:text-box>
        </draw:frame>
        <draw:frame draw:style-name="gr27" draw:text-style-name="P2" draw:layer="layout" svg:width="1.094cm" svg:height="0.39cm" svg:x="10.806cm" svg:y="11.284cm">
          <draw:text-box>
            <text:p text:style-name="P2"><text:span text:style-name="T4">Write</text:span></text:p>
          </draw:text-box>
        </draw:frame>
        <draw:frame draw:style-name="gr28" draw:text-style-name="P2" draw:layer="layout" svg:width="0.151cm" svg:height="0.433cm" svg:x="11.899cm" svg:y="11.249cm">
          <draw:text-box>
            <text:p text:style-name="P2"><text:span text:style-name="T5">(</text:span></text:p>
          </draw:text-box>
        </draw:frame>
        <draw:frame draw:style-name="gr29" draw:text-style-name="P2" draw:layer="layout" svg:width="0.22cm" svg:height="0.39cm" svg:x="12.05cm" svg:y="11.284cm">
          <draw:text-box>
            <text:p text:style-name="P2"><text:span text:style-name="T4">o</text:span></text:p>
          </draw:text-box>
        </draw:frame>
        <draw:frame draw:style-name="gr30" draw:text-style-name="P2" draw:layer="layout" svg:width="0.095cm" svg:height="0.458cm" svg:x="12.267cm" svg:y="11.252cm">
          <draw:text-box>
            <text:p text:style-name="P2"><text:span text:style-name="T3">,</text:span></text:p>
          </draw:text-box>
        </draw:frame>
        <draw:frame draw:style-name="gr29" draw:text-style-name="P2" draw:layer="layout" svg:width="0.22cm" svg:height="0.39cm" svg:x="12.359cm" svg:y="11.284cm">
          <draw:text-box>
            <text:p text:style-name="P2"><text:span text:style-name="T4">i</text:span></text:p>
          </draw:text-box>
        </draw:frame>
        <draw:frame draw:style-name="gr32" draw:text-style-name="P2" draw:layer="layout" svg:width="0.094cm" svg:height="0.458cm" svg:x="12.576cm" svg:y="11.252cm">
          <draw:text-box>
            <text:p text:style-name="P2"><text:span text:style-name="T3">,</text:span></text:p>
          </draw:text-box>
        </draw:frame>
        <draw:frame draw:style-name="gr29" draw:text-style-name="P2" draw:layer="layout" svg:width="0.22cm" svg:height="0.39cm" svg:x="12.667cm" svg:y="11.284cm">
          <draw:text-box>
            <text:p text:style-name="P2"><text:span text:style-name="T4">y</text:span></text:p>
          </draw:text-box>
        </draw:frame>
        <draw:line draw:style-name="gr34" draw:layer="layout" svg:x1="4.372cm" svg:y1="11.637cm" svg:x2="13.701cm" svg:y2="11.637cm">
          <text:p/>
        </draw:line>
        <draw:frame draw:style-name="gr33" draw:text-style-name="P2" draw:layer="layout" svg:width="0.15cm" svg:height="0.433cm" svg:x="12.889cm" svg:y="11.249cm">
          <draw:text-box>
            <text:p text:style-name="P2"><text:span text:style-name="T5">)</text:span></text:p>
          </draw:text-box>
        </draw:frame>
        <draw:frame draw:style-name="gr35" draw:text-style-name="P2" draw:layer="layout" svg:width="2.623cm" svg:height="0.39cm" svg:x="4.59cm" svg:y="11.72cm">
          <draw:text-box>
            <text:p text:style-name="P2"><text:span text:style-name="T4">addReference</text:span></text:p>
          </draw:text-box>
        </draw:frame>
        <draw:frame draw:style-name="gr33" draw:text-style-name="P2" draw:layer="layout" svg:width="0.15cm" svg:height="0.433cm" svg:x="7.206cm" svg:y="11.685cm">
          <draw:text-box>
            <text:p text:style-name="P2"><text:span text:style-name="T5">(</text:span></text:p>
          </draw:text-box>
        </draw:frame>
        <draw:frame draw:style-name="gr31" draw:text-style-name="P2" draw:layer="layout" svg:width="0.221cm" svg:height="0.39cm" svg:x="7.358cm" svg:y="11.72cm">
          <draw:text-box>
            <text:p text:style-name="P2"><text:span text:style-name="T4">x</text:span></text:p>
          </draw:text-box>
        </draw:frame>
        <draw:frame draw:style-name="gr28" draw:text-style-name="P2" draw:layer="layout" svg:width="0.151cm" svg:height="0.433cm" svg:x="7.58cm" svg:y="11.685cm">
          <draw:text-box>
            <text:p text:style-name="P2"><text:span text:style-name="T5">)</text:span></text:p>
          </draw:text-box>
        </draw:frame>
        <draw:frame draw:style-name="gr35" draw:text-style-name="P2" draw:layer="layout" svg:width="2.623cm" svg:height="0.39cm" svg:x="9.254cm" svg:y="11.72cm">
          <draw:text-box>
            <text:p text:style-name="P2"><text:span text:style-name="T4">addReference</text:span></text:p>
          </draw:text-box>
        </draw:frame>
        <draw:frame draw:style-name="gr28" draw:text-style-name="P2" draw:layer="layout" svg:width="0.151cm" svg:height="0.433cm" svg:x="11.87cm" svg:y="11.685cm">
          <draw:text-box>
            <text:p text:style-name="P2"><text:span text:style-name="T5">(</text:span></text:p>
          </draw:text-box>
        </draw:frame>
        <draw:frame draw:style-name="gr31" draw:text-style-name="P2" draw:layer="layout" svg:width="0.221cm" svg:height="0.39cm" svg:x="12.022cm" svg:y="11.72cm">
          <draw:text-box>
            <text:p text:style-name="P2"><text:span text:style-name="T4">y</text:span></text:p>
          </draw:text-box>
        </draw:frame>
        <draw:frame draw:style-name="gr28" draw:text-style-name="P2" draw:layer="layout" svg:width="0.151cm" svg:height="0.433cm" svg:x="12.244cm" svg:y="11.685cm">
          <draw:text-box>
            <text:p text:style-name="P2"><text:span text:style-name="T5">)</text:span></text:p>
          </draw:text-box>
        </draw:frame>
        <draw:frame draw:style-name="gr36" draw:text-style-name="P2" draw:layer="layout" svg:width="0.657cm" svg:height="0.39cm" svg:x="4.59cm" svg:y="12.142cm">
          <draw:text-box>
            <text:p text:style-name="P2"><text:span text:style-name="T4">old</text:span></text:p>
          </draw:text-box>
        </draw:frame>
        <draw:frame draw:style-name="gr37" draw:text-style-name="P2" draw:layer="layout" svg:width="0.321cm" svg:height="0.433cm" svg:x="5.465cm" svg:y="12.087cm">
          <draw:text-box>
            <text:p text:style-name="P2"><text:span text:style-name="T6">←</text:span></text:p>
          </draw:text-box>
        </draw:frame>
        <draw:frame draw:style-name="gr31" draw:text-style-name="P2" draw:layer="layout" svg:width="0.221cm" svg:height="0.39cm" svg:x="5.848cm" svg:y="12.142cm">
          <draw:text-box>
            <text:p text:style-name="P2"><text:span text:style-name="T4">o</text:span></text:p>
          </draw:text-box>
        </draw:frame>
        <draw:frame draw:style-name="gr28" draw:text-style-name="P2" draw:layer="layout" svg:width="0.151cm" svg:height="0.433cm" svg:x="6.07cm" svg:y="12.107cm">
          <draw:text-box>
            <text:p text:style-name="P2"><text:span text:style-name="T5">[</text:span></text:p>
          </draw:text-box>
        </draw:frame>
        <draw:frame draw:style-name="gr31" draw:text-style-name="P2" draw:layer="layout" svg:width="0.221cm" svg:height="0.39cm" svg:x="6.179cm" svg:y="12.142cm">
          <draw:text-box>
            <text:p text:style-name="P2"><text:span text:style-name="T4">i</text:span></text:p>
          </draw:text-box>
        </draw:frame>
        <draw:frame draw:style-name="gr28" draw:text-style-name="P2" draw:layer="layout" svg:width="0.151cm" svg:height="0.433cm" svg:x="6.401cm" svg:y="12.107cm">
          <draw:text-box>
            <text:p text:style-name="P2"><text:span text:style-name="T5">]</text:span></text:p>
          </draw:text-box>
        </draw:frame>
        <draw:frame draw:style-name="gr36" draw:text-style-name="P2" draw:layer="layout" svg:width="0.657cm" svg:height="0.39cm" svg:x="9.254cm" svg:y="12.142cm">
          <draw:text-box>
            <text:p text:style-name="P2"><text:span text:style-name="T4">old</text:span></text:p>
          </draw:text-box>
        </draw:frame>
        <draw:frame draw:style-name="gr37" draw:text-style-name="P2" draw:layer="layout" svg:width="0.321cm" svg:height="0.433cm" svg:x="10.129cm" svg:y="12.087cm">
          <draw:text-box>
            <text:p text:style-name="P2"><text:span text:style-name="T6">←</text:span></text:p>
          </draw:text-box>
        </draw:frame>
        <draw:frame draw:style-name="gr31" draw:text-style-name="P2" draw:layer="layout" svg:width="0.221cm" svg:height="0.39cm" svg:x="10.512cm" svg:y="12.142cm">
          <draw:text-box>
            <text:p text:style-name="P2"><text:span text:style-name="T4">o</text:span></text:p>
          </draw:text-box>
        </draw:frame>
        <draw:frame draw:style-name="gr28" draw:text-style-name="P2" draw:layer="layout" svg:width="0.151cm" svg:height="0.433cm" svg:x="10.734cm" svg:y="12.107cm">
          <draw:text-box>
            <text:p text:style-name="P2"><text:span text:style-name="T5">[</text:span></text:p>
          </draw:text-box>
        </draw:frame>
        <draw:frame draw:style-name="gr31" draw:text-style-name="P2" draw:layer="layout" svg:width="0.221cm" svg:height="0.39cm" svg:x="10.843cm" svg:y="12.142cm">
          <draw:text-box>
            <text:p text:style-name="P2"><text:span text:style-name="T4">i</text:span></text:p>
          </draw:text-box>
        </draw:frame>
        <draw:frame draw:style-name="gr28" draw:text-style-name="P2" draw:layer="layout" svg:width="0.151cm" svg:height="0.433cm" svg:x="11.065cm" svg:y="12.107cm">
          <draw:text-box>
            <text:p text:style-name="P2"><text:span text:style-name="T5">]</text:span></text:p>
          </draw:text-box>
        </draw:frame>
        <draw:frame draw:style-name="gr38" draw:text-style-name="P2" draw:layer="layout" svg:width="3.279cm" svg:height="0.39cm" svg:x="4.59cm" svg:y="12.563cm">
          <draw:text-box>
            <text:p text:style-name="P2"><text:span text:style-name="T4">deleteReference</text:span></text:p>
          </draw:text-box>
        </draw:frame>
        <draw:frame draw:style-name="gr28" draw:text-style-name="P2" draw:layer="layout" svg:width="0.151cm" svg:height="0.433cm" svg:x="7.859cm" svg:y="12.529cm">
          <draw:text-box>
            <text:p text:style-name="P2"><text:span text:style-name="T5">(</text:span></text:p>
          </draw:text-box>
        </draw:frame>
        <draw:frame draw:style-name="gr36" draw:text-style-name="P2" draw:layer="layout" svg:width="0.657cm" svg:height="0.39cm" svg:x="8.01cm" svg:y="12.563cm">
          <draw:text-box>
            <text:p text:style-name="P2"><text:span text:style-name="T4">old</text:span></text:p>
          </draw:text-box>
        </draw:frame>
        <draw:frame draw:style-name="gr28" draw:text-style-name="P2" draw:layer="layout" svg:width="0.151cm" svg:height="0.433cm" svg:x="8.667cm" svg:y="12.529cm">
          <draw:text-box>
            <text:p text:style-name="P2"><text:span text:style-name="T5">)</text:span></text:p>
          </draw:text-box>
        </draw:frame>
        <draw:frame draw:style-name="gr38" draw:text-style-name="P2" draw:layer="layout" svg:width="3.279cm" svg:height="0.39cm" svg:x="9.254cm" svg:y="12.563cm">
          <draw:text-box>
            <text:p text:style-name="P2"><text:span text:style-name="T4">deleteReference</text:span></text:p>
          </draw:text-box>
        </draw:frame>
        <draw:frame draw:style-name="gr33" draw:text-style-name="P2" draw:layer="layout" svg:width="0.15cm" svg:height="0.433cm" svg:x="12.524cm" svg:y="12.529cm">
          <draw:text-box>
            <text:p text:style-name="P2"><text:span text:style-name="T5">(</text:span></text:p>
          </draw:text-box>
        </draw:frame>
        <draw:frame draw:style-name="gr39" draw:text-style-name="P2" draw:layer="layout" svg:width="0.658cm" svg:height="0.39cm" svg:x="12.674cm" svg:y="12.563cm">
          <draw:text-box>
            <text:p text:style-name="P2"><text:span text:style-name="T4">old</text:span></text:p>
          </draw:text-box>
        </draw:frame>
        <draw:frame draw:style-name="gr33" draw:text-style-name="P2" draw:layer="layout" svg:width="0.15cm" svg:height="0.433cm" svg:x="13.332cm" svg:y="12.529cm">
          <draw:text-box>
            <text:p text:style-name="P2"><text:span text:style-name="T5">)</text:span></text:p>
          </draw:text-box>
        </draw:frame>
        <draw:frame draw:style-name="gr31" draw:text-style-name="P2" draw:layer="layout" svg:width="0.221cm" svg:height="0.39cm" svg:x="4.59cm" svg:y="12.985cm">
          <draw:text-box>
            <text:p text:style-name="P2"><text:span text:style-name="T4">o</text:span></text:p>
          </draw:text-box>
        </draw:frame>
        <draw:frame draw:style-name="gr33" draw:text-style-name="P2" draw:layer="layout" svg:width="0.15cm" svg:height="0.433cm" svg:x="4.813cm" svg:y="12.951cm">
          <draw:text-box>
            <text:p text:style-name="P2"><text:span text:style-name="T5">[</text:span></text:p>
          </draw:text-box>
        </draw:frame>
        <draw:frame draw:style-name="gr31" draw:text-style-name="P2" draw:layer="layout" svg:width="0.221cm" svg:height="0.39cm" svg:x="4.922cm" svg:y="12.985cm">
          <draw:text-box>
            <text:p text:style-name="P2"><text:span text:style-name="T4">i</text:span></text:p>
          </draw:text-box>
        </draw:frame>
        <draw:frame draw:style-name="gr28" draw:text-style-name="P2" draw:layer="layout" svg:width="0.151cm" svg:height="0.433cm" svg:x="5.144cm" svg:y="12.951cm">
          <draw:text-box>
            <text:p text:style-name="P2"><text:span text:style-name="T5">]</text:span></text:p>
          </draw:text-box>
        </draw:frame>
        <draw:frame draw:style-name="gr37" draw:text-style-name="P2" draw:layer="layout" svg:width="0.321cm" svg:height="0.433cm" svg:x="5.258cm" svg:y="12.93cm">
          <draw:text-box>
            <text:p text:style-name="P2"><text:span text:style-name="T6">←</text:span></text:p>
          </draw:text-box>
        </draw:frame>
        <draw:frame draw:style-name="gr29" draw:text-style-name="P2" draw:layer="layout" svg:width="0.22cm" svg:height="0.39cm" svg:x="5.641cm" svg:y="12.985cm">
          <draw:text-box>
            <text:p text:style-name="P2"><text:span text:style-name="T4">x</text:span></text:p>
          </draw:text-box>
        </draw:frame>
        <draw:frame draw:style-name="gr31" draw:text-style-name="P2" draw:layer="layout" svg:width="0.221cm" svg:height="0.39cm" svg:x="9.254cm" svg:y="12.985cm">
          <draw:text-box>
            <text:p text:style-name="P2"><text:span text:style-name="T4">o</text:span></text:p>
          </draw:text-box>
        </draw:frame>
        <draw:frame draw:style-name="gr33" draw:text-style-name="P2" draw:layer="layout" svg:width="0.15cm" svg:height="0.433cm" svg:x="9.477cm" svg:y="12.951cm">
          <draw:text-box>
            <text:p text:style-name="P2"><text:span text:style-name="T5">[</text:span></text:p>
          </draw:text-box>
        </draw:frame>
        <draw:frame draw:style-name="gr31" draw:text-style-name="P2" draw:layer="layout" svg:width="0.221cm" svg:height="0.39cm" svg:x="9.586cm" svg:y="12.985cm">
          <draw:text-box>
            <text:p text:style-name="P2"><text:span text:style-name="T4">i</text:span></text:p>
          </draw:text-box>
        </draw:frame>
        <draw:frame draw:style-name="gr28" draw:text-style-name="P2" draw:layer="layout" svg:width="0.151cm" svg:height="0.433cm" svg:x="9.808cm" svg:y="12.951cm">
          <draw:text-box>
            <text:p text:style-name="P2"><text:span text:style-name="T5">]</text:span></text:p>
          </draw:text-box>
        </draw:frame>
        <draw:frame draw:style-name="gr40" draw:text-style-name="P2" draw:layer="layout" svg:width="0.322cm" svg:height="0.433cm" svg:x="9.921cm" svg:y="12.93cm">
          <draw:text-box>
            <text:p text:style-name="P2"><text:span text:style-name="T6">←</text:span></text:p>
          </draw:text-box>
        </draw:frame>
        <draw:frame draw:style-name="gr31" draw:text-style-name="P2" draw:layer="layout" svg:width="0.221cm" svg:height="0.39cm" svg:x="10.305cm" svg:y="12.985cm">
          <draw:text-box>
            <text:p text:style-name="P2"><text:span text:style-name="T4">y</text:span></text:p>
          </draw:text-box>
        </draw:frame>
      </draw:page>
      <draw:page draw:name="page14" draw:style-name="dp1" draw:master-page-name="Default">
        <draw:frame draw:style-name="gr41" draw:text-style-name="P3" draw:layer="layout" svg:width="2.174cm" svg:height="0.42cm" svg:x="12.899cm" svg:y="12.137cm">
          <draw:text-box>
            <text:p text:style-name="P2"><text:span text:style-name="T1">Some thread’s</text:span></text:p>
          </draw:text-box>
        </draw:frame>
        <draw:polygon draw:style-name="gr5" draw:text-style-name="P1" draw:layer="layout" svg:width="1.269cm" svg:height="1.904cm" svg:x="13.081cm" svg:y="10.143cm" svg:viewBox="0 0 1270 1905" draw:points="0,1905 1270,1905 1270,0 0,0">
          <text:p/>
        </draw:polygon>
        <draw:path draw:style-name="gr42" draw:text-style-name="P1" draw:layer="layout" svg:width="0.634cm" svg:height="1.269cm" svg:x="13.398cm" svg:y="10.461cm" svg:viewBox="0 0 635 1270" svg:d="m107 1270c-59 0-107-65-107-144v-982c0-80 48-144 107-144h422c58 0 106 64 106 144v982c0 79-48 144-106 144z">
          <text:p/>
        </draw:path>
        <draw:line draw:style-name="gr11" draw:text-style-name="P1" draw:layer="layout" svg:x1="14.03cm" svg:y1="11.096cm" svg:x2="13.395cm" svg:y2="11.096cm">
          <text:p/>
        </draw:line>
        <draw:line draw:style-name="gr11" draw:text-style-name="P1" draw:layer="layout" svg:x1="13.716cm" svg:y1="11.413cm" svg:x2="10.439cm" svg:y2="12.268cm">
          <text:p/>
        </draw:line>
        <draw:polygon draw:style-name="gr1" draw:text-style-name="P1" draw:layer="layout" svg:width="0.187cm" svg:height="0.138cm" svg:x="10.319cm" svg:y="12.186cm" svg:viewBox="0 0 188 139" draw:points="0,114 152,0 129,80 188,139">
          <text:p/>
        </draw:polygon>
        <draw:line draw:style-name="gr11" draw:text-style-name="P1" draw:layer="layout" svg:x1="13.716cm" svg:y1="10.778cm" svg:x2="9.743cm" svg:y2="10.461cm">
          <text:p/>
        </draw:line>
        <draw:polygon draw:style-name="gr1" draw:text-style-name="P1" draw:layer="layout" svg:width="0.18cm" svg:height="0.142cm" svg:x="9.619cm" svg:y="10.393cm" svg:viewBox="0 0 181 143" draw:points="0,58 181,0 134,68 169,143">
          <text:p/>
        </draw:polygon>
        <draw:polygon draw:style-name="gr43" draw:text-style-name="P1" draw:layer="layout" svg:width="0.951cm" svg:height="0.634cm" svg:x="6.096cm" svg:y="12.366cm" svg:viewBox="0 0 952 635" draw:points="0,635 952,635 952,0 0,0">
          <text:p/>
        </draw:polygon>
        <draw:line draw:style-name="gr11" draw:text-style-name="P1" draw:layer="layout" svg:x1="6.413cm" svg:y1="12.367cm" svg:x2="6.413cm" svg:y2="13.004cm">
          <text:p/>
        </draw:line>
        <draw:frame draw:style-name="gr44" draw:text-style-name="P3" draw:layer="layout" svg:width="0.455cm" svg:height="0.42cm" svg:x="13.543cm" svg:y="12.384cm">
          <draw:text-box>
            <text:p text:style-name="P2"><text:span text:style-name="T1">log</text:span></text:p>
          </draw:text-box>
        </draw:frame>
        <draw:polygon draw:style-name="gr43" draw:text-style-name="P1" draw:layer="layout" svg:width="0.952cm" svg:height="0.634cm" svg:x="10.223cm" svg:y="12.366cm" svg:viewBox="0 0 953 635" draw:points="0,635 953,635 953,0 0,0">
          <text:p/>
        </draw:polygon>
        <draw:line draw:style-name="gr11" draw:text-style-name="P1" draw:layer="layout" svg:x1="10.541cm" svg:y1="12.366cm" svg:x2="10.541cm" svg:y2="13.001cm">
          <text:p/>
        </draw:line>
        <draw:frame draw:style-name="gr45" draw:text-style-name="P3" draw:layer="layout" svg:width="0.252cm" svg:height="0.42cm" svg:x="5.878cm" svg:y="12.425cm">
          <draw:text-box>
            <text:p text:style-name="P2"><text:span text:style-name="T1">B</text:span></text:p>
          </draw:text-box>
        </draw:frame>
        <draw:polygon draw:style-name="gr43" draw:text-style-name="P1" draw:layer="layout" svg:width="0.952cm" svg:height="0.634cm" svg:x="8.318cm" svg:y="12.366cm" svg:viewBox="0 0 953 635" draw:points="0,635 953,635 953,0 0,0">
          <text:p/>
        </draw:polygon>
        <draw:line draw:style-name="gr11" draw:text-style-name="P1" draw:layer="layout" svg:x1="8.636cm" svg:y1="12.366cm" svg:x2="8.636cm" svg:y2="13.001cm">
          <text:p/>
        </draw:line>
        <draw:frame draw:style-name="gr45" draw:text-style-name="P3" draw:layer="layout" svg:width="0.256cm" svg:height="0.42cm" svg:x="10.008cm" svg:y="12.425cm">
          <draw:text-box>
            <text:p text:style-name="P2"><text:span text:style-name="T1">C</text:span></text:p>
          </draw:text-box>
        </draw:frame>
        <draw:frame draw:style-name="gr45" draw:text-style-name="P3" draw:layer="layout" svg:width="0.269cm" svg:height="0.42cm" svg:x="8.092cm" svg:y="12.425cm">
          <draw:text-box>
            <text:p text:style-name="P2"><text:span text:style-name="T1">D</text:span></text:p>
          </draw:text-box>
        </draw:frame>
        <draw:frame draw:style-name="gr46" draw:text-style-name="P3" draw:layer="layout" svg:width="1.628cm" svg:height="0.42cm" svg:x="3.271cm" svg:y="10.515cm">
          <draw:text-box>
            <text:p text:style-name="P2"><text:span text:style-name="T1">Collector’s</text:span></text:p>
          </draw:text-box>
        </draw:frame>
        <draw:polygon draw:style-name="gr5" draw:text-style-name="P1" draw:layer="layout" svg:width="1.269cm" svg:height="1.904cm" svg:x="3.238cm" svg:y="11.096cm" svg:viewBox="0 0 1270 1905" draw:points="0,1905 1270,1905 1270,0 0,0">
          <text:p/>
        </draw:polygon>
        <draw:path draw:style-name="gr42" draw:text-style-name="P1" draw:layer="layout" svg:width="0.634cm" svg:height="1.269cm" svg:x="3.56cm" svg:y="11.413cm" svg:viewBox="0 0 635 1270" svg:d="m106 1270c-58 0-106-64-106-144v-982c0-79 48-144 106-144h422c59 0 107 65 107 144v982c0 80-48 144-107 144z">
          <text:p/>
        </draw:path>
        <draw:line draw:style-name="gr11" draw:text-style-name="P1" draw:layer="layout" svg:x1="4.191cm" svg:y1="12.048cm" svg:x2="3.556cm" svg:y2="12.048cm">
          <text:p/>
        </draw:line>
        <draw:line draw:style-name="gr11" draw:text-style-name="P1" draw:layer="layout" svg:x1="3.873cm" svg:y1="12.36cm" svg:x2="5.919cm" svg:y2="12.366cm">
          <text:p/>
        </draw:line>
        <draw:polygon draw:style-name="gr1" draw:text-style-name="P1" draw:layer="layout" svg:width="0.175cm" svg:height="0.142cm" svg:x="5.868cm" svg:y="12.294cm" svg:viewBox="0 0 176 143" draw:points="176,72 0,143 42,72 1,0">
          <text:p/>
        </draw:polygon>
        <draw:line draw:style-name="gr11" draw:text-style-name="P1" draw:layer="layout" svg:x1="3.873cm" svg:y1="11.731cm" svg:x2="8.459cm" svg:y2="10.503cm">
          <text:p/>
        </draw:line>
        <draw:polygon draw:style-name="gr1" draw:text-style-name="P1" draw:layer="layout" svg:width="0.187cm" svg:height="0.138cm" svg:x="8.392cm" svg:y="10.447cm" svg:viewBox="0 0 188 139" draw:points="188,24 37,139 58,59 0,0">
          <text:p/>
        </draw:polygon>
        <draw:polygon draw:style-name="gr10" draw:text-style-name="P1" draw:layer="layout" svg:width="0.316cm" svg:height="0.634cm" svg:x="8.636cm" svg:y="10.143cm" svg:viewBox="0 0 317 635" draw:points="0,635 317,635 317,0 0,0">
          <text:p/>
        </draw:polygon>
        <draw:polygon draw:style-name="gr47" draw:text-style-name="P1" draw:layer="layout" svg:width="0.951cm" svg:height="0.634cm" svg:x="8.636cm" svg:y="10.143cm" svg:viewBox="0 0 952 635" draw:points="0,635 952,635 952,0 0,0">
          <text:p/>
        </draw:polygon>
        <draw:frame draw:style-name="gr44" draw:text-style-name="P3" draw:layer="layout" svg:width="0.455cm" svg:height="0.42cm" svg:x="3.7cm" svg:y="10.761cm">
          <draw:text-box>
            <text:p text:style-name="P2"><text:span text:style-name="T1">log</text:span></text:p>
          </draw:text-box>
        </draw:frame>
        <draw:line draw:style-name="gr11" draw:text-style-name="P1" draw:layer="layout" svg:x1="8.953cm" svg:y1="10.143cm" svg:x2="8.953cm" svg:y2="10.778cm">
          <text:p/>
        </draw:line>
        <draw:path draw:style-name="gr11" draw:text-style-name="P1" draw:layer="layout" svg:width="4.438cm" svg:height="0.607cm" svg:x="8.8cm" svg:y="9.853cm" svg:viewBox="0 0 4439 608" svg:d="m0 600c1351-992 3772-585 4439 8">
          <text:p/>
        </draw:path>
        <draw:polygon draw:style-name="gr1" draw:text-style-name="P1" draw:layer="layout" svg:width="0.178cm" svg:height="0.169cm" svg:x="13.154cm" svg:y="10.373cm" svg:viewBox="0 0 179 170" draw:points="179,170 0,107 79,81 95,0">
          <text:p/>
        </draw:polygon>
        <draw:line draw:style-name="gr48" draw:text-style-name="P1" draw:layer="layout" svg:x1="9.271cm" svg:y1="10.461cm" svg:x2="6.224cm" svg:y2="12.263cm">
          <text:p/>
        </draw:line>
        <draw:polygon draw:style-name="gr12" draw:text-style-name="P1" draw:layer="layout" svg:width="0.187cm" svg:height="0.15cm" svg:x="6.117cm" svg:y="12.175cm" svg:viewBox="0 0 188 151" draw:points="0,151 114,0 115,83 188,123">
          <text:p/>
        </draw:polygon>
        <draw:frame draw:style-name="gr45" draw:text-style-name="P3" draw:layer="layout" svg:width="0.264cm" svg:height="0.42cm" svg:x="8.413cm" svg:y="10.151cm">
          <draw:text-box>
            <text:p text:style-name="P2"><text:span text:style-name="T1">A</text:span></text:p>
          </draw:text-box>
        </draw:frame>
        <draw:line draw:style-name="gr48" draw:text-style-name="P1" draw:layer="layout" svg:x1="9.271cm" svg:y1="10.461cm" svg:x2="10.201cm" svg:y2="12.202cm">
          <text:p/>
        </draw:line>
        <draw:polygon draw:style-name="gr12" draw:text-style-name="P1" draw:layer="layout" svg:width="0.145cm" svg:height="0.188cm" svg:x="10.114cm" svg:y="12.123cm" svg:viewBox="0 0 146 189" draw:points="146,189 0,68 83,71 127,0">
          <text:p/>
        </draw:polygon>
        <draw:frame draw:style-name="gr49" draw:text-style-name="P3" draw:layer="layout" svg:width="0.264cm" svg:height="0.428cm" svg:x="7.722cm" svg:y="11.147cm">
          <draw:text-box>
            <text:p text:style-name="P2"><text:span text:style-name="T7">X</text:span></text:p>
          </draw:text-box>
        </draw:frame>
        <draw:line draw:style-name="gr3" draw:text-style-name="P1" draw:layer="layout" svg:x1="9.271cm" svg:y1="10.461cm" svg:x2="8.362cm" svg:y2="12.211cm">
          <text:p/>
        </draw:line>
        <draw:polygon draw:style-name="gr1" draw:text-style-name="P1" draw:layer="layout" svg:width="0.143cm" svg:height="0.188cm" svg:x="8.305cm" svg:y="12.132cm" svg:viewBox="0 0 144 189" draw:points="0,189 17,0 62,70 144,67">
          <text:p/>
        </draw:polygon>
        <draw:frame draw:style-name="gr49" draw:text-style-name="P3" draw:layer="layout" svg:width="0.264cm" svg:height="0.428cm" svg:x="9.608cm" svg:y="11.147cm">
          <draw:text-box>
            <text:p text:style-name="P2"><text:span text:style-name="T7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3:07:04</meta:creation-date>
    <dc:date>2015-03-22T03:13:42</dc:date>
    <dc:creator>mimis </dc:creator>
    <meta:editing-duration>PT3M33S</meta:editing-duration>
    <meta:editing-cycles>3</meta:editing-cycles>
    <meta:generator>LibreOffice/4.0.2.2$Linux_X86_64 LibreOffice_project/400m0$Build-2</meta:generator>
    <meta:document-statistic meta:object-count="567"/>
  </office:meta>
</office:document-meta>
</file>